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ráctica_20_1">
      <style:table-properties table:display="true" style:writing-mode="lr-tb"/>
    </style:style>
    <style:style style:name="ta2" style:family="table" style:master-page-name="PageStyle_5f_Práctica_20_2">
      <style:table-properties table:display="true" style:writing-mode="lr-tb"/>
    </style:style>
    <style:style style:name="ta3" style:family="table" style:master-page-name="PageStyle_5f_Práctica_20_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1.76pt solid #000000" fo:background-color="#ff8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ext-properties style:text-underline-style="none"/>
    </style:style>
    <style:style style:name="ce14" style:family="table-cell" style:parent-style-name="Default">
      <style:table-cell-properties fo:background-color="#8faad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ROJO" style:base-cell-address="'Práctica 1'.I4"/>
      <style:map style:condition="cell-content()=&quot;E&quot;" style:apply-style-name="NEGRO" style:base-cell-address="'Práctica 1'.I4"/>
    </style:style>
    <style:style style:name="ce9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5"/>
      <style:map style:condition="cell-content()=&quot;X&quot;" style:apply-style-name="VERDE" style:base-cell-address="'Práctica 1'.I5"/>
    </style:style>
    <style:style style:name="ce99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6"/>
      <style:map style:condition="cell-content()=&quot;X&quot;" style:apply-style-name="AZUL_5f_CLARO" style:base-cell-address="'Práctica 1'.I6"/>
    </style:style>
    <style:style style:name="ce100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7"/>
      <style:map style:condition="cell-content()=&quot;X&quot;" style:apply-style-name="AZUL_5f_OSCURO" style:base-cell-address="'Práctica 1'.I7"/>
    </style:style>
    <style:style style:name="ce10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8"/>
      <style:map style:condition="cell-content()=&quot;X&quot;" style:apply-style-name="BEIGE" style:base-cell-address="'Práctica 1'.I8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8"/>
      <style:map style:condition="cell-content()=&quot;X&quot;" style:apply-style-name="BEIGE" style:base-cell-address="'Práctica 1'.I8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1'.I8"/>
      <style:map style:condition="cell-content()=&quot;X&quot;" style:apply-style-name="BEIGE" style:base-cell-address="'Práctica 1'.I8"/>
    </style:style>
    <style:style style:name="ce103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4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ROJO" style:base-cell-address="'Práctica 2'.I4"/>
      <style:map style:condition="cell-content()=&quot;E&quot;" style:apply-style-name="NEGRO" style:base-cell-address="'Práctica 2'.I4"/>
    </style:style>
    <style:style style:name="ce6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2'.I5"/>
      <style:map style:condition="cell-content()=&quot;X&quot;" style:apply-style-name="VERDE" style:base-cell-address="'Práctica 2'.I5"/>
    </style:style>
    <style:style style:name="ce66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2'.I6"/>
      <style:map style:condition="cell-content()=&quot;X&quot;" style:apply-style-name="AZUL_5f_CLARO" style:base-cell-address="'Práctica 2'.I6"/>
    </style:style>
    <style:style style:name="ce6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2'.I7"/>
      <style:map style:condition="cell-content()=&quot;X&quot;" style:apply-style-name="AZUL_5f_OSCURO" style:base-cell-address="'Práctica 2'.I7"/>
    </style:style>
    <style:style style:name="ce6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2'.I8"/>
      <style:map style:condition="cell-content()=&quot;X&quot;" style:apply-style-name="BEIGE" style:base-cell-address="'Práctica 2'.I8"/>
    </style:style>
    <style:style style:name="ce121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ROJO" style:base-cell-address="'Práctica 3'.I4"/>
      <style:map style:condition="cell-content()=&quot;E&quot;" style:apply-style-name="NEGRO" style:base-cell-address="'Práctica 3'.I4"/>
    </style:style>
    <style:style style:name="ce71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5"/>
      <style:map style:condition="cell-content()=&quot;X&quot;" style:apply-style-name="VERDE" style:base-cell-address="'Práctica 3'.I5"/>
    </style:style>
    <style:style style:name="ce72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6"/>
      <style:map style:condition="cell-content()=&quot;X&quot;" style:apply-style-name="AZUL_5f_CLARO" style:base-cell-address="'Práctica 3'.I6"/>
    </style:style>
    <style:style style:name="ce7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7"/>
      <style:map style:condition="cell-content()=&quot;X&quot;" style:apply-style-name="AZUL_5f_OSCURO" style:base-cell-address="'Práctica 3'.I7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ROJO" style:base-cell-address="'Práctica 3'.I4"/>
      <style:map style:condition="cell-content()=&quot;E&quot;" style:apply-style-name="NEGRO" style:base-cell-address="'Práctica 3'.I4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5"/>
      <style:map style:condition="cell-content()=&quot;X&quot;" style:apply-style-name="VERDE" style:base-cell-address="'Práctica 3'.I5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6"/>
      <style:map style:condition="cell-content()=&quot;X&quot;" style:apply-style-name="AZUL_5f_CLARO" style:base-cell-address="'Práctica 3'.I6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&quot;" style:apply-style-name="NEGRO" style:base-cell-address="'Práctica 3'.I7"/>
      <style:map style:condition="cell-content()=&quot;X&quot;" style:apply-style-name="AZUL_5f_OSCURO" style:base-cell-address="'Práctica 3'.I7"/>
    </style:style>
    <style:style style:name="ce1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áctic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9" table:default-cell-style-name="Default"/>
        <table:table-column table:style-name="co1" table:number-columns-repeated="27" table:default-cell-style-name="Default"/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FIFO 1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4:.AK4];&quot;E&quot;)" office:value-type="float" office:value="0" calcext:value-type="float">
            <text:p>0</text:p>
          </table:table-cell>
          <table:table-cell table:style-name="ce12" table:formula="of:=COUNTIF([.I4:.AK4];&quot;E&quot;)+COUNTIF([.I4:.AK4];&quot;X&quot;)"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A</text:p>
          </table:table-cell>
          <table:table-cell table:number-columns-repeated="8" table:style-name="ce97" office:value-type="string" calcext:value-type="string">
            <text:p>x</text:p>
          </table:table-cell>
          <table:table-cell table:style-name="ce97" table:number-columns-repeated="21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5:.AK5];&quot;E&quot;)" office:value-type="float" office:value="5" calcext:value-type="float">
            <text:p>5</text:p>
          </table:table-cell>
          <table:table-cell table:style-name="ce12" table:formula="of:=COUNTIF([.I5:.AK5];&quot;E&quot;)+COUNTIF([.I5:.AK5];&quot;X&quot;)"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98" table:number-columns-repeated="3"/>
          <table:table-cell table:number-columns-repeated="5" table:style-name="ce98" office:value-type="string" calcext:value-type="string">
            <text:p>e</text:p>
          </table:table-cell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17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6:.AK6];&quot;E&quot;)" office:value-type="float" office:value="6" calcext:value-type="float">
            <text:p>6</text:p>
          </table:table-cell>
          <table:table-cell table:style-name="ce12" table:formula="of:=COUNTIF([.I6:.AK6];&quot;E&quot;)+COUNTIF([.I6:.AK6];&quot;X&quot;)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99" table:number-columns-repeated="6"/>
          <table:table-cell table:number-columns-repeated="6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15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COUNTIF([.I7:.AK7];&quot;E&quot;)" office:value-type="float" office:value="4" calcext:value-type="float">
            <text:p>4</text:p>
          </table:table-cell>
          <table:table-cell table:style-name="ce12" table:formula="of:=COUNTIF([.I7:.AK7];&quot;E&quot;)+COUNTIF([.I7:.AK7];&quot;X&quot;)" office:value-type="float" office:value="7" calcext:value-type="float">
            <text:p>7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100" table:number-columns-repeated="10"/>
          <table:table-cell table:number-columns-repeated="4" table:style-name="ce100" office:value-type="string" calcext:value-type="string">
            <text:p>e</text:p>
          </table:table-cell>
          <table:table-cell table:number-columns-repeated="3" table:style-name="ce100" office:value-type="string" calcext:value-type="string">
            <text:p>x</text:p>
          </table:table-cell>
          <table:table-cell table:style-name="ce100" table:number-columns-repeated="12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8:.AK8];&quot;E&quot;)" office:value-type="float" office:value="2" calcext:value-type="float">
            <text:p>2</text:p>
          </table:table-cell>
          <table:table-cell table:style-name="ce13" table:formula="of:=COUNTIF([.I8:.AK8];&quot;E&quot;)+COUNTIF([.I8:.AK8];&quot;X&quot;)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101" table:number-columns-repeated="15"/>
          <table:table-cell table:number-columns-repeated="2" table:style-name="ce101" office:value-type="string" calcext:value-type="string">
            <text:p>e</text:p>
          </table:table-cell>
          <table:table-cell table:number-columns-repeated="6" table:style-name="ce101" office:value-type="string" calcext:value-type="string">
            <text:p>x</text:p>
          </table:table-cell>
          <table:table-cell table:style-name="ce101" table:number-columns-repeated="6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9:.AK9];&quot;E&quot;)" office:value-type="float" office:value="0" calcext:value-type="float">
            <text:p>0</text:p>
          </table:table-cell>
          <table:table-cell table:style-name="ce13" table:formula="of:=COUNTIF([.I9:.AK9];&quot;E&quot;)+COUNTIF([.I9:.AK9];&quot;X&quot;)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F</text:p>
          </table:table-cell>
          <table:table-cell table:style-name="ce101" table:number-columns-repeated="23"/>
          <table:table-cell table:style-name="ce55"/>
          <table:table-cell table:number-columns-repeated="4" table:style-name="ce42" office:value-type="string" calcext:value-type="string">
            <text:p>x</text:p>
          </table:table-cell>
          <table:table-cell table:style-name="ce10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4:.D9])" office:value-type="float" office:value="27" calcext:value-type="float">
            <text:p>27</text:p>
          </table:table-cell>
          <table:table-cell table:style-name="ce7" table:formula="of:=AVERAGE([.E4:.E9])" office:value-type="float" office:value="2.83333333333333" calcext:value-type="float">
            <text:p>2,83333333333333</text:p>
          </table:table-cell>
          <table:table-cell table:style-name="ce7" table:formula="of:=AVERAGE([.F4:.F9])" office:value-type="float" office:value="7.33333333333333" calcext:value-type="float">
            <text:p>7,33333333333333</text:p>
          </table:table-cell>
          <table:table-cell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7"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FIFO 2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15:.AK15];&quot;E&quot;)" office:value-type="float" office:value="0" calcext:value-type="float">
            <text:p>0</text:p>
          </table:table-cell>
          <table:table-cell table:style-name="ce12" table:formula="of:=COUNTIF([.I15:.AK15];&quot;E&quot;)+COUNTIF([.I15:.AK15];&quot;X&quot;)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A1</text:p>
          </table:table-cell>
          <table:table-cell table:number-columns-repeated="5" table:style-name="ce97" office:value-type="string" calcext:value-type="string">
            <text:p>x</text:p>
          </table:table-cell>
          <table:table-cell table:style-name="ce97" table:number-columns-repeated="2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16:.AK16];&quot;E&quot;)" office:value-type="float" office:value="4" calcext:value-type="float">
            <text:p>4</text:p>
          </table:table-cell>
          <table:table-cell table:style-name="ce12" table:formula="of:=COUNTIF([.I16:.AK16];&quot;E&quot;)+COUNTIF([.I16:.AK16];&quot;X&quot;)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B1</text:p>
          </table:table-cell>
          <table:table-cell table:style-name="ce98"/>
          <table:table-cell table:number-columns-repeated="4" table:style-name="ce98" office:value-type="string" calcext:value-type="string">
            <text:p>e</text:p>
          </table:table-cell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20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17:.AK17];&quot;E&quot;)" office:value-type="float" office:value="6" calcext:value-type="float">
            <text:p>6</text:p>
          </table:table-cell>
          <table:table-cell table:style-name="ce12" table:formula="of:=COUNTIF([.I17:.AK17];&quot;E&quot;)+COUNTIF([.I17:.AK17];&quot;X&quot;)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C1</text:p>
          </table:table-cell>
          <table:table-cell table:style-name="ce99" table:number-columns-repeated="3"/>
          <table:table-cell table:number-columns-repeated="6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18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COUNTIF([.I18:.AK18];&quot;E&quot;)" office:value-type="float" office:value="2" calcext:value-type="float">
            <text:p>2</text:p>
          </table:table-cell>
          <table:table-cell table:style-name="ce12" table:formula="of:=COUNTIF([.I18:.AK18];&quot;E&quot;)+COUNTIF([.I18:.AK18];&quot;X&quot;)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D1</text:p>
          </table:table-cell>
          <table:table-cell table:style-name="ce100" table:number-columns-repeated="9"/>
          <table:table-cell table:number-columns-repeated="2" table:style-name="ce100" office:value-type="string" calcext:value-type="string">
            <text:p>e</text:p>
          </table:table-cell>
          <table:table-cell table:number-columns-repeated="6" table:style-name="ce100" office:value-type="string" calcext:value-type="string">
            <text:p>x</text:p>
          </table:table-cell>
          <table:table-cell table:style-name="ce100" table:number-columns-repeated="12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19:.AK19];&quot;E&quot;)" office:value-type="float" office:value="6" calcext:value-type="float">
            <text:p>6</text:p>
          </table:table-cell>
          <table:table-cell table:style-name="ce13" table:formula="of:=COUNTIF([.I19:.AK19];&quot;E&quot;)+COUNTIF([.I19:.AK19];&quot;X&quot;)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E1</text:p>
          </table:table-cell>
          <table:table-cell table:style-name="ce101" table:number-columns-repeated="11"/>
          <table:table-cell table:number-columns-repeated="6" table:style-name="ce101" office:value-type="string" calcext:value-type="string">
            <text:p>e</text:p>
          </table:table-cell>
          <table:table-cell table:number-columns-repeated="3" table:style-name="ce101" office:value-type="string" calcext:value-type="string">
            <text:p>x</text:p>
          </table:table-cell>
          <table:table-cell table:style-name="ce101" table:number-columns-repeated="9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20:.AK20];&quot;E&quot;)" office:value-type="float" office:value="8" calcext:value-type="float">
            <text:p>8</text:p>
          </table:table-cell>
          <table:table-cell table:style-name="ce13" table:formula="of:=COUNTIF([.I20:.AK20];&quot;E&quot;)+COUNTIF([.I20:.AK20];&quot;X&quot;)" office:value-type="float" office:value="12" calcext:value-type="float">
            <text:p>12</text:p>
          </table:table-cell>
          <table:table-cell/>
          <table:table-cell table:style-name="ce42" office:value-type="string" calcext:value-type="string">
            <text:p>F1</text:p>
          </table:table-cell>
          <table:table-cell table:style-name="ce101" table:number-columns-repeated="12"/>
          <table:table-cell table:number-columns-repeated="8" table:style-name="ce101" office:value-type="string" calcext:value-type="string">
            <text:p>e</text:p>
          </table:table-cell>
          <table:table-cell table:number-columns-repeated="4" table:style-name="ce42" office:value-type="string" calcext:value-type="string">
            <text:p>x</text:p>
          </table:table-cell>
          <table:table-cell table:style-name="ce101" table:number-columns-repeated="5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15:.D20])" office:value-type="float" office:value="24" calcext:value-type="float">
            <text:p>24</text:p>
          </table:table-cell>
          <table:table-cell table:style-name="ce7" table:formula="of:=AVERAGE([.E15:.E20])" office:value-type="float" office:value="4.33333333333333" calcext:value-type="float">
            <text:p>4,33333333333333</text:p>
          </table:table-cell>
          <table:table-cell table:style-name="ce7" table:formula="of:=AVERAGE([.F15:.F20])" office:value-type="float" office:value="8.33333333333333" calcext:value-type="float">
            <text:p>8,3333333333333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JF 1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26:.AK26];&quot;E&quot;)" office:value-type="float" office:value="0" calcext:value-type="float">
            <text:p>0</text:p>
          </table:table-cell>
          <table:table-cell table:style-name="ce12" table:formula="of:=COUNTIF([.I26:.AK26];&quot;E&quot;)+COUNTIF([.I26:.AK26];&quot;X&quot;)" office:value-type="float" office:value="8" calcext:value-type="float">
            <text:p>8</text:p>
          </table:table-cell>
          <table:table-cell/>
          <table:table-cell table:style-name="ce15" office:value-type="string" calcext:value-type="string">
            <text:p>A</text:p>
          </table:table-cell>
          <table:table-cell table:number-columns-repeated="8" table:style-name="ce97" office:value-type="string" calcext:value-type="string">
            <text:p>x</text:p>
          </table:table-cell>
          <table:table-cell table:style-name="ce97" table:number-columns-repeated="21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27:.AK27];&quot;E&quot;)" office:value-type="float" office:value="10" calcext:value-type="float">
            <text:p>10</text:p>
          </table:table-cell>
          <table:table-cell table:style-name="ce12" table:formula="of:=COUNTIF([.I27:.AK27];&quot;E&quot;)+COUNTIF([.I27:.AK27];&quot;X&quot;)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98" table:number-columns-repeated="3"/>
          <table:table-cell table:number-columns-repeated="10" table:style-name="ce98" office:value-type="string" calcext:value-type="string">
            <text:p>e</text:p>
          </table:table-cell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12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28:.AK28];&quot;E&quot;)" office:value-type="float" office:value="2" calcext:value-type="float">
            <text:p>2</text:p>
          </table:table-cell>
          <table:table-cell table:style-name="ce12" table:formula="of:=COUNTIF([.I28:.AK28];&quot;E&quot;)+COUNTIF([.I28:.AK28];&quot;X&quot;)"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99" table:number-columns-repeated="6"/>
          <table:table-cell table:number-columns-repeated="2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19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COUNTIF([.I29:.AK29];&quot;E&quot;)" office:value-type="float" office:value="0" calcext:value-type="float">
            <text:p>0</text:p>
          </table:table-cell>
          <table:table-cell table:style-name="ce12" table:formula="of:=COUNTIF([.I29:.AK29];&quot;E&quot;)+COUNTIF([.I29:.AK29];&quot;X&quot;)" office:value-type="float" office:value="3" calcext:value-type="float">
            <text:p>3</text:p>
          </table:table-cell>
          <table:table-cell table:style-name="ce35"/>
          <table:table-cell table:style-name="ce18" office:value-type="string" calcext:value-type="string">
            <text:p>D</text:p>
          </table:table-cell>
          <table:table-cell table:style-name="ce100" table:number-columns-repeated="10"/>
          <table:table-cell table:number-columns-repeated="3" table:style-name="ce100" office:value-type="string" calcext:value-type="string">
            <text:p>x</text:p>
          </table:table-cell>
          <table:table-cell table:style-name="ce100" table:number-columns-repeated="16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30:.AK30];&quot;E&quot;)" office:value-type="float" office:value="2" calcext:value-type="float">
            <text:p>2</text:p>
          </table:table-cell>
          <table:table-cell table:style-name="ce13" table:formula="of:=COUNTIF([.I30:.AK30];&quot;E&quot;)+COUNTIF([.I30:.AK30];&quot;X&quot;)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101" table:number-columns-repeated="10"/>
          <table:table-cell table:style-name="ce53"/>
          <table:table-cell table:style-name="ce101" table:number-columns-repeated="4"/>
          <table:table-cell table:number-columns-repeated="2" table:style-name="ce101" office:value-type="string" calcext:value-type="string">
            <text:p>e</text:p>
          </table:table-cell>
          <table:table-cell table:number-columns-repeated="6" table:style-name="ce101" office:value-type="string" calcext:value-type="string">
            <text:p>x</text:p>
          </table:table-cell>
          <table:table-cell table:style-name="ce101" table:number-columns-repeated="6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31:.AK31];&quot;E&quot;)" office:value-type="float" office:value="0" calcext:value-type="float">
            <text:p>0</text:p>
          </table:table-cell>
          <table:table-cell table:style-name="ce13" table:formula="of:=COUNTIF([.I31:.AK31];&quot;E&quot;)+COUNTIF([.I31:.AK31];&quot;X&quot;)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F</text:p>
          </table:table-cell>
          <table:table-cell table:style-name="ce101" table:number-columns-repeated="10"/>
          <table:table-cell table:style-name="ce53"/>
          <table:table-cell table:style-name="ce101" table:number-columns-repeated="13"/>
          <table:table-cell table:number-columns-repeated="4" table:style-name="ce42" office:value-type="string" calcext:value-type="string">
            <text:p>x</text:p>
          </table:table-cell>
          <table:table-cell table:style-name="ce10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26:.D31])" office:value-type="float" office:value="27" calcext:value-type="float">
            <text:p>27</text:p>
          </table:table-cell>
          <table:table-cell table:style-name="ce7" table:formula="of:=AVERAGE([.E26:.E31])" office:value-type="float" office:value="2.33333333333333" calcext:value-type="float">
            <text:p>2,33333333333333</text:p>
          </table:table-cell>
          <table:table-cell table:style-name="ce7" table:formula="of:=AVERAGE([.F26:.F31])" office:value-type="float" office:value="6.83333333333333" calcext:value-type="float">
            <text:p>6,8333333333333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JF 2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37:.AK37];&quot;E&quot;)" office:value-type="float" office:value="0" calcext:value-type="float">
            <text:p>0</text:p>
          </table:table-cell>
          <table:table-cell table:style-name="ce12" table:formula="of:=COUNTIF([.I37:.AK37];&quot;E&quot;)+COUNTIF([.I37:.AK37];&quot;X&quot;)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A1</text:p>
          </table:table-cell>
          <table:table-cell table:number-columns-repeated="5" table:style-name="ce97" office:value-type="string" calcext:value-type="string">
            <text:p>x</text:p>
          </table:table-cell>
          <table:table-cell table:style-name="ce97" table:number-columns-repeated="2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38:.AK38];&quot;E&quot;)" office:value-type="float" office:value="6" calcext:value-type="float">
            <text:p>6</text:p>
          </table:table-cell>
          <table:table-cell table:style-name="ce12" table:formula="of:=COUNTIF([.I38:.AK38];&quot;E&quot;)+COUNTIF([.I38:.AK38];&quot;X&quot;)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B1</text:p>
          </table:table-cell>
          <table:table-cell table:style-name="ce98"/>
          <table:table-cell table:number-columns-repeated="6" table:style-name="ce98" office:value-type="string" calcext:value-type="string">
            <text:p>e</text:p>
          </table:table-cell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1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39:.AK39];&quot;E&quot;)" office:value-type="float" office:value="2" calcext:value-type="float">
            <text:p>2</text:p>
          </table:table-cell>
          <table:table-cell table:style-name="ce12" table:formula="of:=COUNTIF([.I39:.AK39];&quot;E&quot;)+COUNTIF([.I39:.AK39];&quot;X&quot;)"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C1</text:p>
          </table:table-cell>
          <table:table-cell table:style-name="ce99" table:number-columns-repeated="3"/>
          <table:table-cell table:number-columns-repeated="2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22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COUNTIF([.I40:.AK40];&quot;E&quot;)" office:value-type="float" office:value="9" calcext:value-type="float">
            <text:p>9</text:p>
          </table:table-cell>
          <table:table-cell table:style-name="ce12" table:formula="of:=COUNTIF([.I40:.AK40];&quot;E&quot;)+COUNTIF([.I40:.AK40];&quot;X&quot;)" office:value-type="float" office:value="15" calcext:value-type="float">
            <text:p>15</text:p>
          </table:table-cell>
          <table:table-cell/>
          <table:table-cell table:style-name="ce18" office:value-type="string" calcext:value-type="string">
            <text:p>D1</text:p>
          </table:table-cell>
          <table:table-cell table:style-name="ce100" table:number-columns-repeated="9"/>
          <table:table-cell table:number-columns-repeated="9" table:style-name="ce100" office:value-type="string" calcext:value-type="string">
            <text:p>e</text:p>
          </table:table-cell>
          <table:table-cell table:number-columns-repeated="6" table:style-name="ce100" office:value-type="string" calcext:value-type="string">
            <text:p>x</text:p>
          </table:table-cell>
          <table:table-cell table:style-name="ce100" table:number-columns-repeated="5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41:.AK41];&quot;E&quot;)" office:value-type="float" office:value="0" calcext:value-type="float">
            <text:p>0</text:p>
          </table:table-cell>
          <table:table-cell table:style-name="ce13" table:formula="of:=COUNTIF([.I41:.AK41];&quot;E&quot;)+COUNTIF([.I41:.AK41];&quot;X&quot;)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E1</text:p>
          </table:table-cell>
          <table:table-cell table:style-name="ce101" table:number-columns-repeated="11"/>
          <table:table-cell table:number-columns-repeated="3" table:style-name="ce101" office:value-type="string" calcext:value-type="string">
            <text:p>x</text:p>
          </table:table-cell>
          <table:table-cell table:style-name="ce101" table:number-columns-repeated="15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42:.AK42];&quot;E&quot;)" office:value-type="float" office:value="2" calcext:value-type="float">
            <text:p>2</text:p>
          </table:table-cell>
          <table:table-cell table:style-name="ce13" table:formula="of:=COUNTIF([.I42:.AK42];&quot;E&quot;)+COUNTIF([.I42:.AK42];&quot;X&quot;)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F1</text:p>
          </table:table-cell>
          <table:table-cell table:style-name="ce101" table:number-columns-repeated="12"/>
          <table:table-cell table:number-columns-repeated="2" table:style-name="ce101" office:value-type="string" calcext:value-type="string">
            <text:p>e</text:p>
          </table:table-cell>
          <table:table-cell table:number-columns-repeated="4" table:style-name="ce42" office:value-type="string" calcext:value-type="string">
            <text:p>x</text:p>
          </table:table-cell>
          <table:table-cell table:style-name="ce101" table:number-columns-repeated="1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37:.D42])" office:value-type="float" office:value="24" calcext:value-type="float">
            <text:p>24</text:p>
          </table:table-cell>
          <table:table-cell table:style-name="ce7" table:formula="of:=AVERAGE([.E37:.E42])" office:value-type="float" office:value="3.16666666666667" calcext:value-type="float">
            <text:p>3,16666666666667</text:p>
          </table:table-cell>
          <table:table-cell table:style-name="ce7" table:formula="of:=AVERAGE([.F37:.F42])" office:value-type="float" office:value="7.16666666666667" calcext:value-type="float">
            <text:p>7,16666666666667</text:p>
          </table:table-cell>
          <table:table-cell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7"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RTF 1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48:.AK48];&quot;E&quot;)" office:value-type="float" office:value="7" calcext:value-type="float">
            <text:p>7</text:p>
          </table:table-cell>
          <table:table-cell table:style-name="ce12" table:formula="of:=COUNTIF([.I48:.AK48];&quot;E&quot;)+COUNTIF([.I48:.AK48];&quot;X&quot;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A</text:p>
          </table:table-cell>
          <table:table-cell table:number-columns-repeated="3" table:style-name="ce97" office:value-type="string" calcext:value-type="string">
            <text:p>x</text:p>
          </table:table-cell>
          <table:table-cell table:number-columns-repeated="4" table:style-name="ce97" office:value-type="string" calcext:value-type="string">
            <text:p>e</text:p>
          </table:table-cell>
          <table:table-cell table:style-name="ce97" table:number-columns-repeated="2"/>
          <table:table-cell table:style-name="ce97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e</text:p>
          </table:table-cell>
          <table:table-cell table:number-columns-repeated="4" table:style-name="ce97" office:value-type="string" calcext:value-type="string">
            <text:p>x</text:p>
          </table:table-cell>
          <table:table-cell table:style-name="ce97" table:number-columns-repeated="12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49:.AK49];&quot;E&quot;)" office:value-type="float" office:value="0" calcext:value-type="float">
            <text:p>0</text:p>
          </table:table-cell>
          <table:table-cell table:style-name="ce12" table:formula="of:=COUNTIF([.I49:.AK49];&quot;E&quot;)+COUNTIF([.I49:.AK49];&quot;X&quot;)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98" table:number-columns-repeated="3"/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22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50:.AK50];&quot;E&quot;)" office:value-type="float" office:value="1" calcext:value-type="float">
            <text:p>1</text:p>
          </table:table-cell>
          <table:table-cell table:style-name="ce12" table:formula="of:=COUNTIF([.I50:.AK50];&quot;E&quot;)+COUNTIF([.I50:.AK50];&quot;X&quot;)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99" table:number-columns-repeated="6"/>
          <table:table-cell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20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COUNTIF([.I51:.AK51];&quot;E&quot;)" office:value-type="float" office:value="0" calcext:value-type="float">
            <text:p>0</text:p>
          </table:table-cell>
          <table:table-cell table:style-name="ce12" table:formula="of:=COUNTIF([.I51:.AK51];&quot;E&quot;)+COUNTIF([.I51:.AK51];&quot;X&quot;)" office:value-type="float" office:value="3" calcext:value-type="float">
            <text:p>3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100" table:number-columns-repeated="10"/>
          <table:table-cell table:number-columns-repeated="3" table:style-name="ce100" office:value-type="string" calcext:value-type="string">
            <text:p>x</text:p>
          </table:table-cell>
          <table:table-cell table:style-name="ce100" table:number-columns-repeated="16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52:.AK52];&quot;E&quot;)" office:value-type="float" office:value="2" calcext:value-type="float">
            <text:p>2</text:p>
          </table:table-cell>
          <table:table-cell table:style-name="ce13" table:formula="of:=COUNTIF([.I52:.AK52];&quot;E&quot;)+COUNTIF([.I52:.AK52];&quot;X&quot;)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101" table:number-columns-repeated="15"/>
          <table:table-cell table:number-columns-repeated="2" table:style-name="ce101" office:value-type="string" calcext:value-type="string">
            <text:p>e</text:p>
          </table:table-cell>
          <table:table-cell table:number-columns-repeated="6" table:style-name="ce101" office:value-type="string" calcext:value-type="string">
            <text:p>x</text:p>
          </table:table-cell>
          <table:table-cell table:style-name="ce101" table:number-columns-repeated="6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53:.AK53];&quot;E&quot;)" office:value-type="float" office:value="0" calcext:value-type="float">
            <text:p>0</text:p>
          </table:table-cell>
          <table:table-cell table:style-name="ce13" table:formula="of:=COUNTIF([.I53:.AK53];&quot;E&quot;)+COUNTIF([.I53:.AK53];&quot;X&quot;)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F</text:p>
          </table:table-cell>
          <table:table-cell table:style-name="ce101" table:number-columns-repeated="24"/>
          <table:table-cell table:number-columns-repeated="4" table:style-name="ce42" office:value-type="string" calcext:value-type="string">
            <text:p>x</text:p>
          </table:table-cell>
          <table:table-cell table:style-name="ce10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48:.D53])" office:value-type="float" office:value="27" calcext:value-type="float">
            <text:p>27</text:p>
          </table:table-cell>
          <table:table-cell table:style-name="ce7" table:formula="of:=AVERAGE([.E48:.E53])" office:value-type="float" office:value="1.66666666666667" calcext:value-type="float">
            <text:p>1,66666666666667</text:p>
          </table:table-cell>
          <table:table-cell table:style-name="ce7" table:formula="of:=AVERAGE([.F48:.F53])" office:value-type="float" office:value="6.16666666666667" calcext:value-type="float">
            <text:p>6,1666666666666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RTF 2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59:.AK59];&quot;E&quot;)" office:value-type="float" office:value="0" calcext:value-type="float">
            <text:p>0</text:p>
          </table:table-cell>
          <table:table-cell table:style-name="ce12" table:formula="of:=COUNTIF([.I59:.AK59];&quot;E&quot;)+COUNTIF([.I59:.AK59];&quot;X&quot;)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A1</text:p>
          </table:table-cell>
          <table:table-cell table:number-columns-repeated="5" table:style-name="ce97" office:value-type="string" calcext:value-type="string">
            <text:p>x</text:p>
          </table:table-cell>
          <table:table-cell table:style-name="ce97" table:number-columns-repeated="2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60:.AK60];&quot;E&quot;)" office:value-type="float" office:value="6" calcext:value-type="float">
            <text:p>6</text:p>
          </table:table-cell>
          <table:table-cell table:style-name="ce12" table:formula="of:=COUNTIF([.I60:.AK60];&quot;E&quot;)+COUNTIF([.I60:.AK60];&quot;X&quot;)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B1</text:p>
          </table:table-cell>
          <table:table-cell table:style-name="ce98"/>
          <table:table-cell table:number-columns-repeated="6" table:style-name="ce98" office:value-type="string" calcext:value-type="string">
            <text:p>e</text:p>
          </table:table-cell>
          <table:table-cell table:number-columns-repeated="4" table:style-name="ce98" office:value-type="string" calcext:value-type="string">
            <text:p>x</text:p>
          </table:table-cell>
          <table:table-cell table:style-name="ce98" table:number-columns-repeated="1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61:.AK61];&quot;E&quot;)" office:value-type="float" office:value="2" calcext:value-type="float">
            <text:p>2</text:p>
          </table:table-cell>
          <table:table-cell table:style-name="ce12" table:formula="of:=COUNTIF([.I61:.AK61];&quot;E&quot;)+COUNTIF([.I61:.AK61];&quot;X&quot;)" office:value-type="float" office:value="4" calcext:value-type="float">
            <text:p>4</text:p>
          </table:table-cell>
          <table:table-cell/>
          <table:table-cell table:style-name="ce17" office:value-type="string" calcext:value-type="string">
            <text:p>C1</text:p>
          </table:table-cell>
          <table:table-cell table:style-name="ce99" table:number-columns-repeated="3"/>
          <table:table-cell table:number-columns-repeated="2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22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COUNTIF([.I62:.AK62];&quot;E&quot;)" office:value-type="float" office:value="9" calcext:value-type="float">
            <text:p>9</text:p>
          </table:table-cell>
          <table:table-cell table:style-name="ce12" table:formula="of:=COUNTIF([.I62:.AK62];&quot;E&quot;)+COUNTIF([.I62:.AK62];&quot;X&quot;)" office:value-type="float" office:value="15" calcext:value-type="float">
            <text:p>15</text:p>
          </table:table-cell>
          <table:table-cell table:style-name="ce35"/>
          <table:table-cell table:style-name="ce18" office:value-type="string" calcext:value-type="string">
            <text:p>D1</text:p>
          </table:table-cell>
          <table:table-cell table:style-name="ce100" table:number-columns-repeated="9"/>
          <table:table-cell table:number-columns-repeated="9" table:style-name="ce100" office:value-type="string" calcext:value-type="string">
            <text:p>e</text:p>
          </table:table-cell>
          <table:table-cell table:number-columns-repeated="6" table:style-name="ce100" office:value-type="string" calcext:value-type="string">
            <text:p>x</text:p>
          </table:table-cell>
          <table:table-cell table:style-name="ce100" table:number-columns-repeated="5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63:.AK63];&quot;E&quot;)" office:value-type="float" office:value="0" calcext:value-type="float">
            <text:p>0</text:p>
          </table:table-cell>
          <table:table-cell table:style-name="ce13" table:formula="of:=COUNTIF([.I63:.AK63];&quot;E&quot;)+COUNTIF([.I63:.AK63];&quot;X&quot;)" office:value-type="float" office:value="3" calcext:value-type="float">
            <text:p>3</text:p>
          </table:table-cell>
          <table:table-cell/>
          <table:table-cell table:style-name="ce19" office:value-type="string" calcext:value-type="string">
            <text:p>E1</text:p>
          </table:table-cell>
          <table:table-cell table:style-name="ce101" table:number-columns-repeated="11"/>
          <table:table-cell table:number-columns-repeated="3" table:style-name="ce101" office:value-type="string" calcext:value-type="string">
            <text:p>x</text:p>
          </table:table-cell>
          <table:table-cell table:style-name="ce101" table:number-columns-repeated="15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64:.AK64];&quot;E&quot;)" office:value-type="float" office:value="2" calcext:value-type="float">
            <text:p>2</text:p>
          </table:table-cell>
          <table:table-cell table:style-name="ce13" table:formula="of:=COUNTIF([.I64:.AK64];&quot;E&quot;)+COUNTIF([.I64:.AK64];&quot;X&quot;)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F1</text:p>
          </table:table-cell>
          <table:table-cell table:style-name="ce101" table:number-columns-repeated="12"/>
          <table:table-cell table:number-columns-repeated="2" table:style-name="ce101" office:value-type="string" calcext:value-type="string">
            <text:p>e</text:p>
          </table:table-cell>
          <table:table-cell table:number-columns-repeated="4" table:style-name="ce42" office:value-type="string" calcext:value-type="string">
            <text:p>x</text:p>
          </table:table-cell>
          <table:table-cell table:style-name="ce101" table:number-columns-repeated="1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59:.D64])" office:value-type="float" office:value="24" calcext:value-type="float">
            <text:p>24</text:p>
          </table:table-cell>
          <table:table-cell table:style-name="ce7" table:formula="of:=AVERAGE([.E59:.E64])" office:value-type="float" office:value="3.16666666666667" calcext:value-type="float">
            <text:p>3,16666666666667</text:p>
          </table:table-cell>
          <table:table-cell table:style-name="ce7" table:formula="of:=AVERAGE([.F59:.F64])" office:value-type="float" office:value="7.16666666666667" calcext:value-type="float">
            <text:p>7,1666666666666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R-R 1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70:.AK70];&quot;E&quot;)" office:value-type="float" office:value="11" calcext:value-type="float">
            <text:p>11</text:p>
          </table:table-cell>
          <table:table-cell table:style-name="ce12" table:formula="of:=COUNTIF([.I70:.AK70];&quot;E&quot;)+COUNTIF([.I70:.AK70];&quot;X&quot;)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A</text:p>
          </table:table-cell>
          <table:table-cell table:number-columns-repeated="3" table:style-name="ce97" office:value-type="string" calcext:value-type="string">
            <text:p>x</text:p>
          </table:table-cell>
          <table:table-cell table:number-columns-repeated="5" table:style-name="ce97" office:value-type="string" calcext:value-type="string">
            <text:p>e</text:p>
          </table:table-cell>
          <table:table-cell table:style-name="ce97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e</text:p>
          </table:table-cell>
          <table:table-cell table:number-columns-repeated="3" table:style-name="ce97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e</text:p>
          </table:table-cell>
          <table:table-cell table:style-name="ce97" office:value-type="string" calcext:value-type="string">
            <text:p>x</text:p>
          </table:table-cell>
          <table:table-cell table:style-name="ce97" table:number-columns-repeated="10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71:.AK71];&quot;E&quot;)" office:value-type="float" office:value="3" calcext:value-type="float">
            <text:p>3</text:p>
          </table:table-cell>
          <table:table-cell table:style-name="ce12" table:formula="of:=COUNTIF([.I71:.AK71];&quot;E&quot;)+COUNTIF([.I71:.AK71];&quot;X&quot;)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98" table:number-columns-repeated="3"/>
          <table:table-cell table:number-columns-repeated="3" table:style-name="ce98" office:value-type="string" calcext:value-type="string">
            <text:p>x</text:p>
          </table:table-cell>
          <table:table-cell table:number-columns-repeated="3" table:style-name="ce98" office:value-type="string" calcext:value-type="string">
            <text:p>e</text:p>
          </table:table-cell>
          <table:table-cell table:style-name="ce98" office:value-type="string" calcext:value-type="string">
            <text:p>x</text:p>
          </table:table-cell>
          <table:table-cell table:style-name="ce98" table:number-columns-repeated="1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72:.AK72];&quot;E&quot;)" office:value-type="float" office:value="0" calcext:value-type="float">
            <text:p>0</text:p>
          </table:table-cell>
          <table:table-cell table:style-name="ce12" table:formula="of:=COUNTIF([.I72:.AK72];&quot;E&quot;)+COUNTIF([.I72:.AK72];&quot;X&quot;)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99" table:number-columns-repeated="6"/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21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COUNTIF([.I73:.AK73];&quot;E&quot;)" office:value-type="float" office:value="3" calcext:value-type="float">
            <text:p>3</text:p>
          </table:table-cell>
          <table:table-cell table:style-name="ce12" table:formula="of:=COUNTIF([.I73:.AK73];&quot;E&quot;)+COUNTIF([.I73:.AK73];&quot;X&quot;)" office:value-type="float" office:value="6" calcext:value-type="float">
            <text:p>6</text:p>
          </table:table-cell>
          <table:table-cell table:style-name="ce35"/>
          <table:table-cell table:style-name="ce18" office:value-type="string" calcext:value-type="string">
            <text:p>D</text:p>
          </table:table-cell>
          <table:table-cell table:style-name="ce100" table:number-columns-repeated="10"/>
          <table:table-cell table:number-columns-repeated="2" table:style-name="ce100" office:value-type="string" calcext:value-type="string">
            <text:p>x</text:p>
          </table:table-cell>
          <table:table-cell table:number-columns-repeated="3" table:style-name="ce100" office:value-type="string" calcext:value-type="string">
            <text:p>e</text:p>
          </table:table-cell>
          <table:table-cell table:style-name="ce100" office:value-type="string" calcext:value-type="string">
            <text:p>x</text:p>
          </table:table-cell>
          <table:table-cell table:style-name="ce100" table:number-columns-repeated="13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COUNTIF([.I74:.AK74];&quot;E&quot;)" office:value-type="float" office:value="1" calcext:value-type="float">
            <text:p>1</text:p>
          </table:table-cell>
          <table:table-cell table:style-name="ce13" table:formula="of:=COUNTIF([.I74:.AK74];&quot;E&quot;)+COUNTIF([.I74:.AK74];&quot;X&quot;)" office:value-type="float" office:value="7" calcext:value-type="float">
            <text:p>7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101" table:number-columns-repeated="10"/>
          <table:table-cell table:style-name="ce53"/>
          <table:table-cell table:style-name="ce101" table:number-columns-repeated="5"/>
          <table:table-cell table:number-columns-repeated="2" table:style-name="ce101" office:value-type="string" calcext:value-type="string">
            <text:p>x</text:p>
          </table:table-cell>
          <table:table-cell table:style-name="ce101" office:value-type="string" calcext:value-type="string">
            <text:p>e</text:p>
          </table:table-cell>
          <table:table-cell table:number-columns-repeated="4" table:style-name="ce101" office:value-type="string" calcext:value-type="string">
            <text:p>x</text:p>
          </table:table-cell>
          <table:table-cell table:style-name="ce101" table:number-columns-repeated="4"/>
          <table:table-cell table:style-name="ce53"/>
          <table:table-cell table:style-name="ce101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75:.AK75];&quot;E&quot;)" office:value-type="float" office:value="0" calcext:value-type="float">
            <text:p>0</text:p>
          </table:table-cell>
          <table:table-cell table:style-name="ce13" table:formula="of:=COUNTIF([.I75:.AK75];&quot;E&quot;)+COUNTIF([.I75:.AK75];&quot;X&quot;)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F</text:p>
          </table:table-cell>
          <table:table-cell table:style-name="ce101" table:number-columns-repeated="10"/>
          <table:table-cell table:style-name="ce53"/>
          <table:table-cell table:style-name="ce101" table:number-columns-repeated="13"/>
          <table:table-cell table:number-columns-repeated="4" table:style-name="ce42" office:value-type="string" calcext:value-type="string">
            <text:p>x</text:p>
          </table:table-cell>
          <table:table-cell table:style-name="ce101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70:.D75])" office:value-type="float" office:value="27" calcext:value-type="float">
            <text:p>27</text:p>
          </table:table-cell>
          <table:table-cell table:style-name="ce7" table:formula="of:=AVERAGE([.E70:.E75])" office:value-type="float" office:value="3" calcext:value-type="float">
            <text:p>3</text:p>
          </table:table-cell>
          <table:table-cell table:style-name="ce7" table:formula="of:=AVERAGE([.F70:.F75])" office:value-type="float" office:value="7.5" calcext:value-type="float">
            <text:p>7,5</text:p>
          </table:table-cell>
          <table:table-cell table:number-columns-repeated="58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R-R 2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80:.AK80];&quot;E&quot;)" office:value-type="float" office:value="14" calcext:value-type="float">
            <text:p>14</text:p>
          </table:table-cell>
          <table:table-cell table:style-name="ce12" table:formula="of:=COUNTIF([.I80:.AK80];&quot;E&quot;)+COUNTIF([.I80:.AK80];&quot;X&quot;)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A1</text:p>
          </table:table-cell>
          <table:table-cell table:number-columns-repeated="3" table:style-name="ce97" office:value-type="string" calcext:value-type="string">
            <text:p>x</text:p>
          </table:table-cell>
          <table:table-cell table:number-columns-repeated="5" table:style-name="ce97" office:value-type="string" calcext:value-type="string">
            <text:p>e</text:p>
          </table:table-cell>
          <table:table-cell table:style-name="ce97" office:value-type="string" calcext:value-type="string">
            <text:p>x</text:p>
          </table:table-cell>
          <table:table-cell table:number-columns-repeated="9" table:style-name="ce97" office:value-type="string" calcext:value-type="string">
            <text:p>e</text:p>
          </table:table-cell>
          <table:table-cell table:style-name="ce97" office:value-type="string" calcext:value-type="string">
            <text:p>x</text:p>
          </table:table-cell>
          <table:table-cell table:style-name="ce97" table:number-columns-repeated="10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81:.AK81];&quot;E&quot;)" office:value-type="float" office:value="15" calcext:value-type="float">
            <text:p>15</text:p>
          </table:table-cell>
          <table:table-cell table:style-name="ce12" table:formula="of:=COUNTIF([.I81:.AK81];&quot;E&quot;)+COUNTIF([.I81:.AK81];&quot;X&quot;)" office:value-type="float" office:value="19" calcext:value-type="float">
            <text:p>19</text:p>
          </table:table-cell>
          <table:table-cell/>
          <table:table-cell table:style-name="ce16" office:value-type="string" calcext:value-type="string">
            <text:p>B1</text:p>
          </table:table-cell>
          <table:table-cell table:style-name="ce98"/>
          <table:table-cell table:number-columns-repeated="2" table:style-name="ce98" office:value-type="string" calcext:value-type="string">
            <text:p>e</text:p>
          </table:table-cell>
          <table:table-cell table:number-columns-repeated="3" table:style-name="ce98" office:value-type="string" calcext:value-type="string">
            <text:p>x</text:p>
          </table:table-cell>
          <table:table-cell table:number-columns-repeated="13" table:style-name="ce98" office:value-type="string" calcext:value-type="string">
            <text:p>e</text:p>
          </table:table-cell>
          <table:table-cell table:style-name="ce98" office:value-type="string" calcext:value-type="string">
            <text:p>x</text:p>
          </table:table-cell>
          <table:table-cell table:style-name="ce98" table:number-columns-repeated="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COUNTIF([.I82:.AK82];&quot;E&quot;)" office:value-type="float" office:value="3" calcext:value-type="float">
            <text:p>3</text:p>
          </table:table-cell>
          <table:table-cell table:style-name="ce12" table:formula="of:=COUNTIF([.I82:.AK82];&quot;E&quot;)+COUNTIF([.I82:.AK82];&quot;X&quot;)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C1</text:p>
          </table:table-cell>
          <table:table-cell table:style-name="ce99" table:number-columns-repeated="3"/>
          <table:table-cell table:number-columns-repeated="3" table:style-name="ce99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table:number-columns-repeated="21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COUNTIF([.I83:.AK83];&quot;E&quot;)" office:value-type="float" office:value="9" calcext:value-type="float">
            <text:p>9</text:p>
          </table:table-cell>
          <table:table-cell table:style-name="ce12" table:formula="of:=COUNTIF([.I83:.AK83];&quot;E&quot;)+COUNTIF([.I83:.AK83];&quot;X&quot;)" office:value-type="float" office:value="15" calcext:value-type="float">
            <text:p>15</text:p>
          </table:table-cell>
          <table:table-cell table:style-name="ce35"/>
          <table:table-cell table:style-name="ce18" office:value-type="string" calcext:value-type="string">
            <text:p>D1</text:p>
          </table:table-cell>
          <table:table-cell table:style-name="ce100" table:number-columns-repeated="9"/>
          <table:table-cell table:number-columns-repeated="3" table:style-name="ce100" office:value-type="string" calcext:value-type="string">
            <text:p>x</text:p>
          </table:table-cell>
          <table:table-cell table:number-columns-repeated="8" table:style-name="ce100" office:value-type="string" calcext:value-type="string">
            <text:p>e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0" table:number-columns-repeated="5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COUNTIF([.I84:.AK84];&quot;E&quot;)" office:value-type="float" office:value="1" calcext:value-type="float">
            <text:p>1</text:p>
          </table:table-cell>
          <table:table-cell table:style-name="ce13" table:formula="of:=COUNTIF([.I84:.AK84];&quot;E&quot;)+COUNTIF([.I84:.AK84];&quot;X&quot;)" office:value-type="float" office:value="4" calcext:value-type="float">
            <text:p>4</text:p>
          </table:table-cell>
          <table:table-cell/>
          <table:table-cell table:style-name="ce19" office:value-type="string" calcext:value-type="string">
            <text:p>E1</text:p>
          </table:table-cell>
          <table:table-cell table:style-name="ce101" table:number-columns-repeated="11"/>
          <table:table-cell table:style-name="ce101" office:value-type="string" calcext:value-type="string">
            <text:p>e</text:p>
          </table:table-cell>
          <table:table-cell table:number-columns-repeated="3" table:style-name="ce101" office:value-type="string" calcext:value-type="string">
            <text:p>x</text:p>
          </table:table-cell>
          <table:table-cell table:style-name="ce101" table:number-columns-repeated="14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F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COUNTIF([.I85:.AK85];&quot;E&quot;)" office:value-type="float" office:value="6" calcext:value-type="float">
            <text:p>6</text:p>
          </table:table-cell>
          <table:table-cell table:style-name="ce13" table:formula="of:=COUNTIF([.I85:.AK85];&quot;E&quot;)+COUNTIF([.I85:.AK85];&quot;X&quot;)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F1</text:p>
          </table:table-cell>
          <table:table-cell table:style-name="ce101" table:number-columns-repeated="12"/>
          <table:table-cell table:number-columns-repeated="3" table:style-name="ce101" office:value-type="string" calcext:value-type="string">
            <text:p>e</text:p>
          </table:table-cell>
          <table:table-cell table:number-columns-repeated="3" table:style-name="ce42" office:value-type="string" calcext:value-type="string">
            <text:p>x</text:p>
          </table:table-cell>
          <table:table-cell table:number-columns-repeated="3" table:style-name="ce101" office:value-type="string" calcext:value-type="string">
            <text:p>e</text:p>
          </table:table-cell>
          <table:table-cell table:style-name="ce42" office:value-type="string" calcext:value-type="string">
            <text:p>x</text:p>
          </table:table-cell>
          <table:table-cell table:style-name="ce101" table:number-columns-repeated="7"/>
          <table:table-cell table:number-columns-repeated="27"/>
        </table:table-row>
        <table:table-row table:style-name="ro1">
          <table:table-cell table:number-columns-repeated="3"/>
          <table:table-cell table:style-name="ce7" table:formula="of:=SUM([.D80:.D85])" office:value-type="float" office:value="24" calcext:value-type="float">
            <text:p>24</text:p>
          </table:table-cell>
          <table:table-cell table:style-name="ce7" table:formula="of:=AVERAGE([.E80:.E85])" office:value-type="float" office:value="8" calcext:value-type="float">
            <text:p>8</text:p>
          </table:table-cell>
          <table:table-cell table:style-name="ce7" table:formula="of:=AVERAGE([.F80:.F85])" office:value-type="float" office:value="12" calcext:value-type="float">
            <text:p>12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7"/>
          <table:table-cell table:style-name="ce35"/>
          <table:table-cell table:number-columns-repeated="56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ráctica 1'.I26:'Práctica 1'.AK26 'Práctica 1'.I15:'Práctica 1'.AK15 'Práctica 1'.I4:'Práctica 1'.AK4 'Práctica 1'.I48:'Práctica 1'.AK48 'Práctica 1'.I70:'Práctica 1'.AK70 'Práctica 1'.I37:'Práctica 1'.AK37 'Práctica 1'.I59:'Práctica 1'.AK59 'Práctica 1'.I80:'Práctica 1'.AK80">
            <calcext:condition calcext:apply-style-name="ROJO" calcext:value="=&quot;X&quot;" calcext:base-cell-address="'Práctica 1'.I4"/>
            <calcext:condition calcext:apply-style-name="NEGRO" calcext:value="=&quot;E&quot;" calcext:base-cell-address="'Práctica 1'.I4"/>
          </calcext:conditional-format>
          <calcext:conditional-format calcext:target-range-address="'Práctica 1'.I27:'Práctica 1'.AK27 'Práctica 1'.I16:'Práctica 1'.AK16 'Práctica 1'.I5:'Práctica 1'.AK5 'Práctica 1'.I49:'Práctica 1'.AK49 'Práctica 1'.I71:'Práctica 1'.AK71 'Práctica 1'.I38:'Práctica 1'.AK38 'Práctica 1'.I60:'Práctica 1'.AK60 'Práctica 1'.I81:'Práctica 1'.AK81">
            <calcext:condition calcext:apply-style-name="NEGRO" calcext:value="=&quot;E&quot;" calcext:base-cell-address="'Práctica 1'.I5"/>
            <calcext:condition calcext:apply-style-name="VERDE" calcext:value="=&quot;X&quot;" calcext:base-cell-address="'Práctica 1'.I5"/>
          </calcext:conditional-format>
          <calcext:conditional-format calcext:target-range-address="'Práctica 1'.I28:'Práctica 1'.AK28 'Práctica 1'.I17:'Práctica 1'.AK17 'Práctica 1'.I6:'Práctica 1'.AK6 'Práctica 1'.I50:'Práctica 1'.AK50 'Práctica 1'.I72:'Práctica 1'.AK72 'Práctica 1'.I39:'Práctica 1'.AK39 'Práctica 1'.I61:'Práctica 1'.AK61 'Práctica 1'.I82:'Práctica 1'.AK82">
            <calcext:condition calcext:apply-style-name="NEGRO" calcext:value="=&quot;E&quot;" calcext:base-cell-address="'Práctica 1'.I6"/>
            <calcext:condition calcext:apply-style-name="AZUL_CLARO" calcext:value="=&quot;X&quot;" calcext:base-cell-address="'Práctica 1'.I6"/>
          </calcext:conditional-format>
          <calcext:conditional-format calcext:target-range-address="'Práctica 1'.I29:'Práctica 1'.AK29 'Práctica 1'.I18:'Práctica 1'.AK18 'Práctica 1'.I7:'Práctica 1'.AK7 'Práctica 1'.I51:'Práctica 1'.AK51 'Práctica 1'.I73:'Práctica 1'.AK73 'Práctica 1'.I40:'Práctica 1'.AK40 'Práctica 1'.I62:'Práctica 1'.AK62 'Práctica 1'.I83:'Práctica 1'.AK83">
            <calcext:condition calcext:apply-style-name="NEGRO" calcext:value="=&quot;E&quot;" calcext:base-cell-address="'Práctica 1'.I7"/>
            <calcext:condition calcext:apply-style-name="AZUL_OSCURO" calcext:value="=&quot;X&quot;" calcext:base-cell-address="'Práctica 1'.I7"/>
          </calcext:conditional-format>
          <calcext:conditional-format calcext:target-range-address="'Práctica 1'.I30:'Práctica 1'.AK30 'Práctica 1'.I19:'Práctica 1'.AK19 'Práctica 1'.I8:'Práctica 1'.AK8 'Práctica 1'.I52:'Práctica 1'.AK52 'Práctica 1'.I74:'Práctica 1'.AK74 'Práctica 1'.I9:'Práctica 1'.AF9 'Práctica 1'.AK9:'Práctica 1'.AK9 'Práctica 1'.I41:'Práctica 1'.AK41 'Práctica 1'.I63:'Práctica 1'.AK63 'Práctica 1'.I84:'Práctica 1'.AK84 'Práctica 1'.I20:'Práctica 1'.AB20 'Práctica 1'.AG20:'Práctica 1'.AK20 'Práctica 1'.I31:'Práctica 1'.AF31 'Práctica 1'.AK31:'Práctica 1'.AK31 'Práctica 1'.I42:'Práctica 1'.V42 'Práctica 1'.AA42:'Práctica 1'.AK42 'Práctica 1'.I53:'Práctica 1'.AF53 'Práctica 1'.AK53:'Práctica 1'.AK53 'Práctica 1'.I64:'Práctica 1'.V64 'Práctica 1'.AA64:'Práctica 1'.AK64 'Práctica 1'.I75:'Práctica 1'.AF75 'Práctica 1'.AK75:'Práctica 1'.AK75 'Práctica 1'.I85:'Práctica 1'.W85 'Práctica 1'.AE85:'Práctica 1'.AK85 'Práctica 1'.AA85:'Práctica 1'.AC85">
            <calcext:condition calcext:apply-style-name="NEGRO" calcext:value="=&quot;E&quot;" calcext:base-cell-address="'Práctica 1'.I8"/>
            <calcext:condition calcext:apply-style-name="BEIGE" calcext:value="=&quot;X&quot;" calcext:base-cell-address="'Práctica 1'.I8"/>
          </calcext:conditional-format>
        </calcext:conditional-formats>
      </table:table>
      <table:table table:name="Práctica 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8" table:default-cell-style-name="Default"/>
        <table:table-column table:style-name="co1" table:number-columns-repeated="27" table:default-cell-style-name="Default"/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 table:style-name="ce47"/>
          <table:table-cell table:number-columns-repeated="34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03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4:.AJ4];&quot;E&quot;)" office:value-type="float" office:value="0" calcext:value-type="float">
            <text:p>0</text:p>
          </table:table-cell>
          <table:table-cell table:style-name="ce12" table:formula="of:=COUNTIF([.I4:.AJ4];&quot;E&quot;)+COUNTIF([.I4:.AJ4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64" table:number-columns-repeated="28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5:.AJ5];&quot;E&quot;)" office:value-type="float" office:value="0" calcext:value-type="float">
            <text:p>0</text:p>
          </table:table-cell>
          <table:table-cell table:style-name="ce12" table:formula="of:=COUNTIF([.I5:.AJ5];&quot;E&quot;)+COUNTIF([.I5:.AJ5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65" table:number-columns-repeated="2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COUNTIF([.I6:.AJ6];&quot;E&quot;)" office:value-type="float" office:value="0" calcext:value-type="float">
            <text:p>0</text:p>
          </table:table-cell>
          <table:table-cell table:style-name="ce12" table:formula="of:=COUNTIF([.I6:.AJ6];&quot;E&quot;)+COUNTIF([.I6:.AJ6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66" table:number-columns-repeated="28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7:.AJ7];&quot;E&quot;)" office:value-type="float" office:value="0" calcext:value-type="float">
            <text:p>0</text:p>
          </table:table-cell>
          <table:table-cell table:style-name="ce12" table:formula="of:=COUNTIF([.I7:.AJ7];&quot;E&quot;)+COUNTIF([.I7:.AJ7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67" table:number-columns-repeated="28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8:.AJ8];&quot;E&quot;)" office:value-type="float" office:value="0" calcext:value-type="float">
            <text:p>0</text:p>
          </table:table-cell>
          <table:table-cell table:style-name="ce13" table:formula="of:=COUNTIF([.I8:.AJ8];&quot;E&quot;)+COUNTIF([.I8:.AJ8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68" table:number-columns-repeated="28"/>
          <table:table-cell table:number-columns-repeated="27"/>
        </table:table-row>
        <table:table-row table:style-name="ro1">
          <table:table-cell/>
          <table:table-cell table:style-name="ce7" table:number-columns-repeated="2"/>
          <table:table-cell table:style-name="ce7" table:formula="of:=SUM([.D4:.D8])" office:value-type="float" office:value="28" calcext:value-type="float">
            <text:p>28</text:p>
          </table:table-cell>
          <table:table-cell table:style-name="ce7" table:formula="of:=AVERAGE([.E4:.E8])" office:value-type="float" office:value="0" calcext:value-type="float">
            <text:p>0</text:p>
          </table:table-cell>
          <table:table-cell table:style-name="ce7" table:formula="of:=AVERAGE([.F4:.F8])" office:value-type="float" office:value="0" calcext:value-type="float">
            <text:p>0</text:p>
          </table:table-cell>
          <table:table-cell/>
          <table:table-cell table:style-name="ce20" table:number-columns-repeated="29"/>
          <table:table-cell table:number-columns-repeated="27"/>
        </table:table-row>
        <table:table-row table:style-name="ro1" table:number-rows-repeated="2">
          <table:table-cell table:number-columns-repeated="7"/>
          <table:table-cell table:style-name="ce20" table:number-columns-repeated="29"/>
          <table:table-cell table:number-columns-repeated="27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 table:style-name="ce47"/>
          <table:table-cell table:number-columns-repeated="34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03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15:.AJ15];&quot;E&quot;)" office:value-type="float" office:value="0" calcext:value-type="float">
            <text:p>0</text:p>
          </table:table-cell>
          <table:table-cell table:style-name="ce12" table:formula="of:=COUNTIF([.I15:.AJ15];&quot;E&quot;)+COUNTIF([.I15:.AJ15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64" table:number-columns-repeated="28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16:.AJ16];&quot;E&quot;)" office:value-type="float" office:value="0" calcext:value-type="float">
            <text:p>0</text:p>
          </table:table-cell>
          <table:table-cell table:style-name="ce12" table:formula="of:=COUNTIF([.I16:.AJ16];&quot;E&quot;)+COUNTIF([.I16:.AJ16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65" table:number-columns-repeated="2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COUNTIF([.I17:.AJ17];&quot;E&quot;)" office:value-type="float" office:value="0" calcext:value-type="float">
            <text:p>0</text:p>
          </table:table-cell>
          <table:table-cell table:style-name="ce12" table:formula="of:=COUNTIF([.I17:.AJ17];&quot;E&quot;)+COUNTIF([.I17:.AJ17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66" table:number-columns-repeated="28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18:.AJ18];&quot;E&quot;)" office:value-type="float" office:value="0" calcext:value-type="float">
            <text:p>0</text:p>
          </table:table-cell>
          <table:table-cell table:style-name="ce12" table:formula="of:=COUNTIF([.I18:.AJ18];&quot;E&quot;)+COUNTIF([.I18:.AJ18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67" table:number-columns-repeated="28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19:.AJ19];&quot;E&quot;)" office:value-type="float" office:value="0" calcext:value-type="float">
            <text:p>0</text:p>
          </table:table-cell>
          <table:table-cell table:style-name="ce13" table:formula="of:=COUNTIF([.I19:.AJ19];&quot;E&quot;)+COUNTIF([.I19:.AJ19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68" table:number-columns-repeated="28"/>
          <table:table-cell table:number-columns-repeated="27"/>
        </table:table-row>
        <table:table-row table:style-name="ro1">
          <table:table-cell/>
          <table:table-cell table:style-name="ce7" table:number-columns-repeated="2"/>
          <table:table-cell table:style-name="ce7" table:formula="of:=SUM([.D15:.D19])" office:value-type="float" office:value="28" calcext:value-type="float">
            <text:p>28</text:p>
          </table:table-cell>
          <table:table-cell table:style-name="ce7" table:formula="of:=AVERAGE([.E15:.E19])" office:value-type="float" office:value="0" calcext:value-type="float">
            <text:p>0</text:p>
          </table:table-cell>
          <table:table-cell table:style-name="ce7" table:formula="of:=AVERAGE([.F15:.F19])" office:value-type="float" office:value="0" calcext:value-type="float">
            <text:p>0</text:p>
          </table:table-cell>
          <table:table-cell/>
          <table:table-cell table:style-name="ce20" table:number-columns-repeated="29"/>
          <table:table-cell table:number-columns-repeated="27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 table:style-name="ce47"/>
          <table:table-cell table:number-columns-repeated="34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03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26:.AJ26];&quot;E&quot;)" office:value-type="float" office:value="0" calcext:value-type="float">
            <text:p>0</text:p>
          </table:table-cell>
          <table:table-cell table:style-name="ce12" table:formula="of:=COUNTIF([.I26:.AJ26];&quot;E&quot;)+COUNTIF([.I26:.AJ26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64" table:number-columns-repeated="28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27:.AJ27];&quot;E&quot;)" office:value-type="float" office:value="0" calcext:value-type="float">
            <text:p>0</text:p>
          </table:table-cell>
          <table:table-cell table:style-name="ce12" table:formula="of:=COUNTIF([.I27:.AJ27];&quot;E&quot;)+COUNTIF([.I27:.AJ27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65" table:number-columns-repeated="2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COUNTIF([.I28:.AJ28];&quot;E&quot;)" office:value-type="float" office:value="0" calcext:value-type="float">
            <text:p>0</text:p>
          </table:table-cell>
          <table:table-cell table:style-name="ce12" table:formula="of:=COUNTIF([.I28:.AJ28];&quot;E&quot;)+COUNTIF([.I28:.AJ28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66" table:number-columns-repeated="28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29:.AJ29];&quot;E&quot;)" office:value-type="float" office:value="0" calcext:value-type="float">
            <text:p>0</text:p>
          </table:table-cell>
          <table:table-cell table:style-name="ce12" table:formula="of:=COUNTIF([.I29:.AJ29];&quot;E&quot;)+COUNTIF([.I29:.AJ29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67" table:number-columns-repeated="28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30:.AJ30];&quot;E&quot;)" office:value-type="float" office:value="0" calcext:value-type="float">
            <text:p>0</text:p>
          </table:table-cell>
          <table:table-cell table:style-name="ce13" table:formula="of:=COUNTIF([.I30:.AJ30];&quot;E&quot;)+COUNTIF([.I30:.AJ30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68" table:number-columns-repeated="28"/>
          <table:table-cell table:number-columns-repeated="27"/>
        </table:table-row>
        <table:table-row table:style-name="ro1">
          <table:table-cell/>
          <table:table-cell table:style-name="ce7" table:number-columns-repeated="2"/>
          <table:table-cell table:style-name="ce7" table:formula="of:=SUM([.D26:.D30])" office:value-type="float" office:value="28" calcext:value-type="float">
            <text:p>28</text:p>
          </table:table-cell>
          <table:table-cell table:style-name="ce7" table:formula="of:=AVERAGE([.E26:.E30])" office:value-type="float" office:value="0" calcext:value-type="float">
            <text:p>0</text:p>
          </table:table-cell>
          <table:table-cell table:style-name="ce7" table:formula="of:=AVERAGE([.F26:.F30])" office:value-type="float" office:value="0" calcext:value-type="float">
            <text:p>0</text:p>
          </table:table-cell>
          <table:table-cell/>
          <table:table-cell table:style-name="ce20" table:number-columns-repeated="29"/>
          <table:table-cell table:number-columns-repeated="27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 table:style-name="ce47"/>
          <table:table-cell table:number-columns-repeated="34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03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COUNTIF([.I37:.AJ37];&quot;E&quot;)" office:value-type="float" office:value="0" calcext:value-type="float">
            <text:p>0</text:p>
          </table:table-cell>
          <table:table-cell table:style-name="ce12" table:formula="of:=COUNTIF([.I37:.AJ37];&quot;E&quot;)+COUNTIF([.I37:.AJ37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64" table:number-columns-repeated="28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38:.AJ38];&quot;E&quot;)" office:value-type="float" office:value="0" calcext:value-type="float">
            <text:p>0</text:p>
          </table:table-cell>
          <table:table-cell table:style-name="ce12" table:formula="of:=COUNTIF([.I38:.AJ38];&quot;E&quot;)+COUNTIF([.I38:.AJ38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65" table:number-columns-repeated="28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COUNTIF([.I39:.AJ39];&quot;E&quot;)" office:value-type="float" office:value="0" calcext:value-type="float">
            <text:p>0</text:p>
          </table:table-cell>
          <table:table-cell table:style-name="ce12" table:formula="of:=COUNTIF([.I39:.AJ39];&quot;E&quot;)+COUNTIF([.I39:.AJ39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66" table:number-columns-repeated="28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COUNTIF([.I40:.AJ40];&quot;E&quot;)" office:value-type="float" office:value="0" calcext:value-type="float">
            <text:p>0</text:p>
          </table:table-cell>
          <table:table-cell table:style-name="ce12" table:formula="of:=COUNTIF([.I40:.AJ40];&quot;E&quot;)+COUNTIF([.I40:.AJ40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67" table:number-columns-repeated="28"/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41:.AJ41];&quot;E&quot;)" office:value-type="float" office:value="0" calcext:value-type="float">
            <text:p>0</text:p>
          </table:table-cell>
          <table:table-cell table:style-name="ce13" table:formula="of:=COUNTIF([.I41:.AJ41];&quot;E&quot;)+COUNTIF([.I41:.AJ41];&quot;X&quot;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E</text:p>
          </table:table-cell>
          <table:table-cell table:style-name="ce68" table:number-columns-repeated="28"/>
          <table:table-cell table:number-columns-repeated="27"/>
        </table:table-row>
        <table:table-row table:style-name="ro1">
          <table:table-cell/>
          <table:table-cell table:style-name="ce7" table:number-columns-repeated="2"/>
          <table:table-cell table:style-name="ce7" table:formula="of:=SUM([.D37:.D41])" office:value-type="float" office:value="28" calcext:value-type="float">
            <text:p>28</text:p>
          </table:table-cell>
          <table:table-cell table:style-name="ce7" table:formula="of:=AVERAGE([.E37:.E41])" office:value-type="float" office:value="0" calcext:value-type="float">
            <text:p>0</text:p>
          </table:table-cell>
          <table:table-cell table:style-name="ce7" table:formula="of:=AVERAGE([.F37:.F41])" office:value-type="float" office:value="0" calcext:value-type="float">
            <text:p>0</text:p>
          </table:table-cell>
          <table:table-cell/>
          <table:table-cell table:style-name="ce20" table:number-columns-repeated="29"/>
          <table:table-cell table:number-columns-repeated="27"/>
        </table:table-row>
        <table:table-row table:style-name="ro1" table:number-rows-repeated="1048533">
          <table:table-cell table:number-columns-repeated="63"/>
        </table:table-row>
        <table:table-row table:style-name="ro1">
          <table:table-cell table:number-columns-repeated="63"/>
        </table:table-row>
        <calcext:conditional-formats>
          <calcext:conditional-format calcext:target-range-address="'Práctica 2'.I4:'Práctica 2'.AJ4 'Práctica 2'.I15:'Práctica 2'.AJ15 'Práctica 2'.I26:'Práctica 2'.AJ26 'Práctica 2'.I37:'Práctica 2'.AJ37">
            <calcext:condition calcext:apply-style-name="ROJO" calcext:value="=&quot;X&quot;" calcext:base-cell-address="'Práctica 2'.I4"/>
            <calcext:condition calcext:apply-style-name="NEGRO" calcext:value="=&quot;E&quot;" calcext:base-cell-address="'Práctica 2'.I4"/>
          </calcext:conditional-format>
          <calcext:conditional-format calcext:target-range-address="'Práctica 2'.I5:'Práctica 2'.AJ5 'Práctica 2'.I16:'Práctica 2'.AJ16 'Práctica 2'.I27:'Práctica 2'.AJ27 'Práctica 2'.I38:'Práctica 2'.AJ38">
            <calcext:condition calcext:apply-style-name="NEGRO" calcext:value="=&quot;E&quot;" calcext:base-cell-address="'Práctica 2'.I5"/>
            <calcext:condition calcext:apply-style-name="VERDE" calcext:value="=&quot;X&quot;" calcext:base-cell-address="'Práctica 2'.I5"/>
          </calcext:conditional-format>
          <calcext:conditional-format calcext:target-range-address="'Práctica 2'.I6:'Práctica 2'.AJ6 'Práctica 2'.I17:'Práctica 2'.AJ17 'Práctica 2'.I28:'Práctica 2'.AJ28 'Práctica 2'.I39:'Práctica 2'.AJ39">
            <calcext:condition calcext:apply-style-name="NEGRO" calcext:value="=&quot;E&quot;" calcext:base-cell-address="'Práctica 2'.I6"/>
            <calcext:condition calcext:apply-style-name="AZUL_CLARO" calcext:value="=&quot;X&quot;" calcext:base-cell-address="'Práctica 2'.I6"/>
          </calcext:conditional-format>
          <calcext:conditional-format calcext:target-range-address="'Práctica 2'.I7:'Práctica 2'.AJ7 'Práctica 2'.I18:'Práctica 2'.AJ18 'Práctica 2'.I29:'Práctica 2'.AJ29 'Práctica 2'.I40:'Práctica 2'.AJ40">
            <calcext:condition calcext:apply-style-name="NEGRO" calcext:value="=&quot;E&quot;" calcext:base-cell-address="'Práctica 2'.I7"/>
            <calcext:condition calcext:apply-style-name="AZUL_OSCURO" calcext:value="=&quot;X&quot;" calcext:base-cell-address="'Práctica 2'.I7"/>
          </calcext:conditional-format>
          <calcext:conditional-format calcext:target-range-address="'Práctica 2'.I8:'Práctica 2'.AJ8 'Práctica 2'.I19:'Práctica 2'.AJ19 'Práctica 2'.I30:'Práctica 2'.AJ30 'Práctica 2'.I41:'Práctica 2'.AJ41">
            <calcext:condition calcext:apply-style-name="NEGRO" calcext:value="=&quot;E&quot;" calcext:base-cell-address="'Práctica 2'.I8"/>
            <calcext:condition calcext:apply-style-name="BEIGE" calcext:value="=&quot;X&quot;" calcext:base-cell-address="'Práctica 2'.I8"/>
          </calcext:conditional-format>
        </calcext:conditional-formats>
      </table:table>
      <table:table table:name="Práctica 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9" table:default-cell-style-name="Default"/>
        <table:table-column table:style-name="co1" table:number-columns-repeated="27" table:default-cell-style-name="Default"/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ALGORITMO FIFO: PRIMERO EN ENTRAR, PRIMERO EN SALIR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COUNTIF([.I4:.AK4];&quot;E&quot;)" office:value-type="float" office:value="0" calcext:value-type="float">
            <text:p>0</text:p>
          </table:table-cell>
          <table:table-cell table:style-name="ce12" table:formula="of:=COUNTIF([.I4:.AK4];&quot;E&quot;)+COUNTIF([.I4:.AK4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70" table:number-columns-repeated="29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5:.AK5];&quot;E&quot;)" office:value-type="float" office:value="0" calcext:value-type="float">
            <text:p>0</text:p>
          </table:table-cell>
          <table:table-cell table:style-name="ce12" table:formula="of:=COUNTIF([.I5:.AK5];&quot;E&quot;)+COUNTIF([.I5:.AK5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71" table:number-columns-repeated="2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formula="of:=COUNTIF([.I6:.AK6];&quot;E&quot;)" office:value-type="float" office:value="0" calcext:value-type="float">
            <text:p>0</text:p>
          </table:table-cell>
          <table:table-cell table:style-name="ce12" table:formula="of:=COUNTIF([.I6:.AK6];&quot;E&quot;)+COUNTIF([.I6:.AK6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72" table:number-columns-repeated="29"/>
          <table:table-cell table:number-columns-repeated="27"/>
        </table:table-row>
        <table:table-row table:style-name="ro1">
          <table:table-cell/>
          <table:table-cell table:style-name="ce121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7:.AK7];&quot;E&quot;)" office:value-type="float" office:value="0" calcext:value-type="float">
            <text:p>0</text:p>
          </table:table-cell>
          <table:table-cell table:style-name="ce13" table:formula="of:=COUNTIF([.I7:.AK7];&quot;E&quot;)+COUNTIF([.I7:.AK7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73" table:number-columns-repeated="2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table:number-columns-repeated="3"/>
          <table:table-cell table:style-name="ce7" table:formula="of:=AVERAGE([.E4:.E8])" office:value-type="float" office:value="0" calcext:value-type="float">
            <text:p>0</text:p>
          </table:table-cell>
          <table:table-cell table:style-name="ce7" table:formula="of:=AVERAGE([.F4:.F8])" office:value-type="float" office:value="0" calcext:value-type="float">
            <text:p>0</text:p>
          </table:table-cell>
          <table:table-cell/>
          <table:table-cell table:style-name="ce20" table:number-columns-repeated="30"/>
          <table:table-cell table:number-columns-repeated="27"/>
        </table:table-row>
        <table:table-row table:style-name="ro1" table:number-rows-repeated="2">
          <table:table-cell table:number-columns-repeated="7"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ALGORITMO SJF: PRIMERO EL MÁS CORTO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COUNTIF([.I15:.AK15];&quot;E&quot;)" office:value-type="float" office:value="0" calcext:value-type="float">
            <text:p>0</text:p>
          </table:table-cell>
          <table:table-cell table:style-name="ce12" table:formula="of:=COUNTIF([.I15:.AK15];&quot;E&quot;)+COUNTIF([.I15:.AK15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114" table:number-columns-repeated="29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16:.AK16];&quot;E&quot;)" office:value-type="float" office:value="0" calcext:value-type="float">
            <text:p>0</text:p>
          </table:table-cell>
          <table:table-cell table:style-name="ce12" table:formula="of:=COUNTIF([.I16:.AK16];&quot;E&quot;)+COUNTIF([.I16:.AK16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115" table:number-columns-repeated="2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formula="of:=COUNTIF([.I17:.AK17];&quot;E&quot;)" office:value-type="float" office:value="0" calcext:value-type="float">
            <text:p>0</text:p>
          </table:table-cell>
          <table:table-cell table:style-name="ce12" table:formula="of:=COUNTIF([.I17:.AK17];&quot;E&quot;)+COUNTIF([.I17:.AK17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116" table:number-columns-repeated="29"/>
          <table:table-cell table:number-columns-repeated="27"/>
        </table:table-row>
        <table:table-row table:style-name="ro1">
          <table:table-cell/>
          <table:table-cell table:style-name="ce121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18:.AK18];&quot;E&quot;)" office:value-type="float" office:value="0" calcext:value-type="float">
            <text:p>0</text:p>
          </table:table-cell>
          <table:table-cell table:style-name="ce13" table:formula="of:=COUNTIF([.I18:.AK18];&quot;E&quot;)+COUNTIF([.I18:.AK18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117" table:number-columns-repeated="2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table:number-columns-repeated="3"/>
          <table:table-cell table:style-name="ce7" table:formula="of:=AVERAGE([.E15:.E19])" office:value-type="float" office:value="0" calcext:value-type="float">
            <text:p>0</text:p>
          </table:table-cell>
          <table:table-cell table:style-name="ce7" table:formula="of:=AVERAGE([.F15:.F19])" office:value-type="float" office:value="0" calcext:value-type="float">
            <text:p>0</text:p>
          </table:table-cell>
          <table:table-cell table:number-columns-repeated="2"/>
          <table:table-cell table:style-name="ce20" table:number-columns-repeated="2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SRTF: PRIMERO EL DE TIEMPO RESTANTE MÁS CORTO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COUNTIF([.I25:.AK25];&quot;E&quot;)" office:value-type="float" office:value="0" calcext:value-type="float">
            <text:p>0</text:p>
          </table:table-cell>
          <table:table-cell table:style-name="ce12" table:formula="of:=COUNTIF([.I25:.AK25];&quot;E&quot;)+COUNTIF([.I25:.AK25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70" table:number-columns-repeated="29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26:.AK26];&quot;E&quot;)" office:value-type="float" office:value="0" calcext:value-type="float">
            <text:p>0</text:p>
          </table:table-cell>
          <table:table-cell table:style-name="ce12" table:formula="of:=COUNTIF([.I26:.AK26];&quot;E&quot;)+COUNTIF([.I26:.AK26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71" table:number-columns-repeated="2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formula="of:=COUNTIF([.I27:.AK27];&quot;E&quot;)" office:value-type="float" office:value="0" calcext:value-type="float">
            <text:p>0</text:p>
          </table:table-cell>
          <table:table-cell table:style-name="ce12" table:formula="of:=COUNTIF([.I27:.AK27];&quot;E&quot;)+COUNTIF([.I27:.AK27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72" table:number-columns-repeated="29"/>
          <table:table-cell table:number-columns-repeated="27"/>
        </table:table-row>
        <table:table-row table:style-name="ro1">
          <table:table-cell/>
          <table:table-cell table:style-name="ce121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28:.AK28];&quot;E&quot;)" office:value-type="float" office:value="0" calcext:value-type="float">
            <text:p>0</text:p>
          </table:table-cell>
          <table:table-cell table:style-name="ce13" table:formula="of:=COUNTIF([.I28:.AK28];&quot;E&quot;)+COUNTIF([.I28:.AK28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73" table:number-columns-repeated="29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" table:number-columns-repeated="3"/>
          <table:table-cell table:style-name="ce7" table:formula="of:=AVERAGE([.E25:.E29])" office:value-type="float" office:value="0" calcext:value-type="float">
            <text:p>0</text:p>
          </table:table-cell>
          <table:table-cell table:style-name="ce7" table:formula="of:=AVERAGE([.F25:.F29])" office:value-type="float" office:value="0" calcext:value-type="float">
            <text:p>0</text:p>
          </table:table-cell>
          <table:table-cell/>
          <table:table-cell table:style-name="ce20" table:number-columns-repeated="30"/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47" office:value-type="string" calcext:value-type="string" table:number-columns-spanned="21" table:number-rows-spanned="1">
            <text:p>ROUND ROBIN: OPERACIÓN POR RONDAS</text:p>
          </table:table-cell>
          <table:covered-table-cell table:number-columns-repeated="20" table:style-name="ce47"/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COUNTIF([.I35:.AK35];&quot;E&quot;)" office:value-type="float" office:value="0" calcext:value-type="float">
            <text:p>0</text:p>
          </table:table-cell>
          <table:table-cell table:style-name="ce12" table:formula="of:=COUNTIF([.I35:.AK35];&quot;E&quot;)+COUNTIF([.I35:.AK35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70" table:number-columns-repeated="29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36:.AK36];&quot;E&quot;)" office:value-type="float" office:value="0" calcext:value-type="float">
            <text:p>0</text:p>
          </table:table-cell>
          <table:table-cell table:style-name="ce12" table:formula="of:=COUNTIF([.I36:.AK36];&quot;E&quot;)+COUNTIF([.I36:.AK36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71" table:number-columns-repeated="2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formula="of:=COUNTIF([.I37:.AK37];&quot;E&quot;)" office:value-type="float" office:value="0" calcext:value-type="float">
            <text:p>0</text:p>
          </table:table-cell>
          <table:table-cell table:style-name="ce12" table:formula="of:=COUNTIF([.I37:.AK37];&quot;E&quot;)+COUNTIF([.I37:.AK37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72" table:number-columns-repeated="29"/>
          <table:table-cell table:number-columns-repeated="27"/>
        </table:table-row>
        <table:table-row table:style-name="ro1">
          <table:table-cell/>
          <table:table-cell table:style-name="ce121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38:.AK38];&quot;E&quot;)" office:value-type="float" office:value="0" calcext:value-type="float">
            <text:p>0</text:p>
          </table:table-cell>
          <table:table-cell table:style-name="ce13" table:formula="of:=COUNTIF([.I38:.AK38];&quot;E&quot;)+COUNTIF([.I38:.AK38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73" table:number-columns-repeated="29"/>
          <table:table-cell table:number-columns-repeated="27"/>
        </table:table-row>
        <table:table-row table:style-name="ro1">
          <table:table-cell table:number-columns-repeated="4"/>
          <table:table-cell table:style-name="ce7" table:formula="of:=AVERAGE([.E35:.E38])" office:value-type="float" office:value="0" calcext:value-type="float">
            <text:p>0</text:p>
          </table:table-cell>
          <table:table-cell table:style-name="ce7" table:formula="of:=AVERAGE([.F35:.F38]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table:style-name="ce7" table:number-columns-repeated="3"/>
          <table:table-cell table:number-columns-repeated="3"/>
          <table:table-cell table:style-name="ce20" office:value-type="string" calcext:value-type="string">
            <text:p>QUANTUM</text:p>
          </table:table-cell>
          <table:table-cell table:style-name="ce138" office:value-type="float" office:value="4" calcext:value-type="float">
            <text:p>4</text:p>
          </table:table-cell>
          <table:table-cell table:style-name="ce138" table:number-columns-repeated="15"/>
          <table:table-cell table:style-name="ce20" table:number-columns-repeated="13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PROCESOS</text:p>
          </table:table-cell>
          <table:table-cell table:style-name="ce8" office:value-type="string" calcext:value-type="string">
            <text:p>LLEGADA</text:p>
          </table:table-cell>
          <table:table-cell table:style-name="ce8" office:value-type="string" calcext:value-type="string">
            <text:p>T. EJECUCIÓN</text:p>
          </table:table-cell>
          <table:table-cell table:style-name="ce8" office:value-type="string" calcext:value-type="string">
            <text:p>T.espera</text:p>
          </table:table-cell>
          <table:table-cell table:style-name="ce11" office:value-type="string" calcext:value-type="string">
            <text:p>T.respuesta</text:p>
          </table:table-cell>
          <table:table-cell/>
          <table:table-cell table:style-name="ce14" office:value-type="string" calcext:value-type="string">
            <text:p>PROCESOS</text:p>
          </table:table-cell>
          <table:table-cell table:style-name="ce15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COUNTIF([.I42:.AK42];&quot;E&quot;)" office:value-type="float" office:value="0" calcext:value-type="float">
            <text:p>0</text:p>
          </table:table-cell>
          <table:table-cell table:style-name="ce12" table:formula="of:=COUNTIF([.I42:.AK42];&quot;E&quot;)+COUNTIF([.I42:.AK42];&quot;X&quot;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70" table:number-columns-repeated="29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COUNTIF([.I43:.AK43];&quot;E&quot;)" office:value-type="float" office:value="0" calcext:value-type="float">
            <text:p>0</text:p>
          </table:table-cell>
          <table:table-cell table:style-name="ce12" table:formula="of:=COUNTIF([.I43:.AK43];&quot;E&quot;)+COUNTIF([.I43:.AK43];&quot;X&quot;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B</text:p>
          </table:table-cell>
          <table:table-cell table:style-name="ce71" table:number-columns-repeated="29"/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formula="of:=COUNTIF([.I44:.AK44];&quot;E&quot;)" office:value-type="float" office:value="0" calcext:value-type="float">
            <text:p>0</text:p>
          </table:table-cell>
          <table:table-cell table:style-name="ce12" table:formula="of:=COUNTIF([.I44:.AK44];&quot;E&quot;)+COUNTIF([.I44:.AK44];&quot;X&quot;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72" table:number-columns-repeated="29"/>
          <table:table-cell table:number-columns-repeated="27"/>
        </table:table-row>
        <table:table-row table:style-name="ro1">
          <table:table-cell/>
          <table:table-cell table:style-name="ce121" office:value-type="string" calcext:value-type="string">
            <text:p>D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COUNTIF([.I45:.AK45];&quot;E&quot;)" office:value-type="float" office:value="0" calcext:value-type="float">
            <text:p>0</text:p>
          </table:table-cell>
          <table:table-cell table:style-name="ce13" table:formula="of:=COUNTIF([.I45:.AK45];&quot;E&quot;)+COUNTIF([.I45:.AK45];&quot;X&quot;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73" table:number-columns-repeated="29"/>
          <table:table-cell table:number-columns-repeated="27"/>
        </table:table-row>
        <table:table-row table:style-name="ro1">
          <table:table-cell table:number-columns-repeated="4"/>
          <table:table-cell table:style-name="ce7" table:formula="of:=AVERAGE([.E42:.E45])" office:value-type="float" office:value="0" calcext:value-type="float">
            <text:p>0</text:p>
          </table:table-cell>
          <table:table-cell table:style-name="ce7" table:formula="of:=AVERAGE([.F42:.F45]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Práctica 3'.I15:'Práctica 3'.AK15 'Práctica 3'.I25:'Práctica 3'.AK25 'Práctica 3'.I35:'Práctica 3'.AK35 'Práctica 3'.I42:'Práctica 3'.AK42 'Práctica 3'.I4:'Práctica 3'.AK4">
            <calcext:condition calcext:apply-style-name="ROJO" calcext:value="=&quot;X&quot;" calcext:base-cell-address="'Práctica 3'.I4"/>
            <calcext:condition calcext:apply-style-name="NEGRO" calcext:value="=&quot;E&quot;" calcext:base-cell-address="'Práctica 3'.I4"/>
          </calcext:conditional-format>
          <calcext:conditional-format calcext:target-range-address="'Práctica 3'.I16:'Práctica 3'.AK16 'Práctica 3'.I26:'Práctica 3'.AK26 'Práctica 3'.I36:'Práctica 3'.AK36 'Práctica 3'.I43:'Práctica 3'.AK43 'Práctica 3'.I5:'Práctica 3'.AK5">
            <calcext:condition calcext:apply-style-name="NEGRO" calcext:value="=&quot;E&quot;" calcext:base-cell-address="'Práctica 3'.I5"/>
            <calcext:condition calcext:apply-style-name="VERDE" calcext:value="=&quot;X&quot;" calcext:base-cell-address="'Práctica 3'.I5"/>
          </calcext:conditional-format>
          <calcext:conditional-format calcext:target-range-address="'Práctica 3'.I17:'Práctica 3'.AK17 'Práctica 3'.I27:'Práctica 3'.AK27 'Práctica 3'.I37:'Práctica 3'.AK37 'Práctica 3'.I44:'Práctica 3'.AK44 'Práctica 3'.I6:'Práctica 3'.AK6">
            <calcext:condition calcext:apply-style-name="NEGRO" calcext:value="=&quot;E&quot;" calcext:base-cell-address="'Práctica 3'.I6"/>
            <calcext:condition calcext:apply-style-name="AZUL_CLARO" calcext:value="=&quot;X&quot;" calcext:base-cell-address="'Práctica 3'.I6"/>
          </calcext:conditional-format>
          <calcext:conditional-format calcext:target-range-address="'Práctica 3'.I18:'Práctica 3'.AK18 'Práctica 3'.I28:'Práctica 3'.AK28 'Práctica 3'.I38:'Práctica 3'.AK38 'Práctica 3'.I45:'Práctica 3'.AK45 'Práctica 3'.I7:'Práctica 3'.AK7">
            <calcext:condition calcext:apply-style-name="NEGRO" calcext:value="=&quot;E&quot;" calcext:base-cell-address="'Práctica 3'.I7"/>
            <calcext:condition calcext:apply-style-name="AZUL_OSCURO" calcext:value="=&quot;X&quot;" calcext:base-cell-address="'Práctica 3'.I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00" style:display-name="ConditionalStyle_100" style:family="table-cell" style:parent-style-name="Default">
      <style:table-cell-properties fo:background-color="#000000"/>
      <style:text-properties fo:color="#ffffff"/>
    </style:style>
    <style:style style:name="ConditionalStyle_5f_99" style:display-name="ConditionalStyle_99" style:family="table-cell" style:parent-style-name="Default">
      <style:table-cell-properties fo:background-color="#ff0000"/>
      <style:text-properties style:use-window-font-color="true"/>
    </style:style>
    <style:style style:name="ConditionalStyle_5f_98" style:display-name="ConditionalStyle_98" style:family="table-cell" style:parent-style-name="Default">
      <style:table-cell-properties fo:background-color="#000000"/>
      <style:text-properties fo:color="#ffffff"/>
    </style:style>
    <style:style style:name="ConditionalStyle_5f_97" style:display-name="ConditionalStyle_97" style:family="table-cell" style:parent-style-name="Default">
      <style:table-cell-properties fo:background-color="#92d050"/>
      <style:text-properties style:use-window-font-color="true"/>
    </style:style>
    <style:style style:name="ConditionalStyle_5f_96" style:display-name="ConditionalStyle_96" style:family="table-cell" style:parent-style-name="Default">
      <style:table-cell-properties fo:background-color="#01b0f0"/>
      <style:text-properties style:use-window-font-color="true"/>
    </style:style>
    <style:style style:name="ConditionalStyle_5f_95" style:display-name="ConditionalStyle_95" style:family="table-cell" style:parent-style-name="Default">
      <style:table-cell-properties fo:background-color="#0070c0"/>
      <style:text-properties style:use-window-font-color="true"/>
    </style:style>
    <style:style style:name="ConditionalStyle_5f_94" style:display-name="ConditionalStyle_94" style:family="table-cell" style:parent-style-name="Default">
      <style:table-cell-properties fo:background-color="#ffda66"/>
      <style:text-properties style:use-window-font-color="true"/>
    </style:style>
    <style:style style:name="ConditionalStyle_5f_93" style:display-name="ConditionalStyle_93" style:family="table-cell" style:parent-style-name="Default">
      <style:table-cell-properties fo:background-color="#000000"/>
      <style:text-properties fo:color="#ffffff"/>
    </style:style>
    <style:style style:name="ConditionalStyle_5f_92" style:display-name="ConditionalStyle_92" style:family="table-cell" style:parent-style-name="Default">
      <style:table-cell-properties fo:background-color="#ff0000"/>
      <style:text-properties style:use-window-font-color="true"/>
    </style:style>
    <style:style style:name="ConditionalStyle_5f_91" style:display-name="ConditionalStyle_91" style:family="table-cell" style:parent-style-name="Default">
      <style:table-cell-properties fo:background-color="#000000"/>
      <style:text-properties fo:color="#ffffff"/>
    </style:style>
    <style:style style:name="ConditionalStyle_5f_90" style:display-name="ConditionalStyle_90" style:family="table-cell" style:parent-style-name="Default">
      <style:table-cell-properties fo:background-color="#92d050"/>
      <style:text-properties style:use-window-font-color="true"/>
    </style:style>
    <style:style style:name="ConditionalStyle_5f_89" style:display-name="ConditionalStyle_89" style:family="table-cell" style:parent-style-name="Default">
      <style:table-cell-properties fo:background-color="#01b0f0"/>
      <style:text-properties style:use-window-font-color="true"/>
    </style:style>
    <style:style style:name="ConditionalStyle_5f_88" style:display-name="ConditionalStyle_88" style:family="table-cell" style:parent-style-name="Default">
      <style:table-cell-properties fo:background-color="#0070c0"/>
      <style:text-properties style:use-window-font-color="true"/>
    </style:style>
    <style:style style:name="ConditionalStyle_5f_87" style:display-name="ConditionalStyle_87" style:family="table-cell" style:parent-style-name="Default">
      <style:table-cell-properties fo:background-color="#ffda66"/>
      <style:text-properties style:use-window-font-color="true"/>
    </style:style>
    <style:style style:name="ConditionalStyle_5f_86" style:display-name="ConditionalStyle_86" style:family="table-cell" style:parent-style-name="Default">
      <style:table-cell-properties fo:background-color="#000000"/>
      <style:text-properties fo:color="#ffffff"/>
    </style:style>
    <style:style style:name="ConditionalStyle_5f_85" style:display-name="ConditionalStyle_85" style:family="table-cell" style:parent-style-name="Default">
      <style:table-cell-properties fo:background-color="#ff0000"/>
      <style:text-properties style:use-window-font-color="true"/>
    </style:style>
    <style:style style:name="ConditionalStyle_5f_84" style:display-name="ConditionalStyle_84" style:family="table-cell" style:parent-style-name="Default">
      <style:table-cell-properties fo:background-color="#000000"/>
      <style:text-properties fo:color="#ffffff"/>
    </style:style>
    <style:style style:name="ConditionalStyle_5f_83" style:display-name="ConditionalStyle_83" style:family="table-cell" style:parent-style-name="Default">
      <style:table-cell-properties fo:background-color="#92d050"/>
      <style:text-properties style:use-window-font-color="true"/>
    </style:style>
    <style:style style:name="ConditionalStyle_5f_82" style:display-name="ConditionalStyle_82" style:family="table-cell" style:parent-style-name="Default">
      <style:table-cell-properties fo:background-color="#01b0f0"/>
      <style:text-properties style:use-window-font-color="true"/>
    </style:style>
    <style:style style:name="ConditionalStyle_5f_81" style:display-name="ConditionalStyle_81" style:family="table-cell" style:parent-style-name="Default">
      <style:table-cell-properties fo:background-color="#0070c0"/>
      <style:text-properties style:use-window-font-color="true"/>
    </style:style>
    <style:style style:name="ConditionalStyle_5f_80" style:display-name="ConditionalStyle_80" style:family="table-cell" style:parent-style-name="Default">
      <style:table-cell-properties fo:background-color="#ffda66"/>
      <style:text-properties style:use-window-font-color="true"/>
    </style:style>
    <style:style style:name="ConditionalStyle_5f_79" style:display-name="ConditionalStyle_79" style:family="table-cell" style:parent-style-name="Default">
      <style:table-cell-properties fo:background-color="#000000"/>
      <style:text-properties fo:color="#ffffff"/>
    </style:style>
    <style:style style:name="ConditionalStyle_5f_78" style:display-name="ConditionalStyle_78" style:family="table-cell" style:parent-style-name="Default">
      <style:table-cell-properties fo:background-color="#ff0000"/>
      <style:text-properties style:use-window-font-color="true"/>
    </style:style>
    <style:style style:name="ConditionalStyle_5f_77" style:display-name="ConditionalStyle_77" style:family="table-cell" style:parent-style-name="Default">
      <style:table-cell-properties fo:background-color="#000000"/>
      <style:text-properties fo:color="#ffffff"/>
    </style:style>
    <style:style style:name="ConditionalStyle_5f_76" style:display-name="ConditionalStyle_76" style:family="table-cell" style:parent-style-name="Default">
      <style:table-cell-properties fo:background-color="#92d050"/>
      <style:text-properties style:use-window-font-color="true"/>
    </style:style>
    <style:style style:name="ConditionalStyle_5f_75" style:display-name="ConditionalStyle_75" style:family="table-cell" style:parent-style-name="Default">
      <style:table-cell-properties fo:background-color="#01b0f0"/>
      <style:text-properties style:use-window-font-color="true"/>
    </style:style>
    <style:style style:name="ConditionalStyle_5f_74" style:display-name="ConditionalStyle_74" style:family="table-cell" style:parent-style-name="Default">
      <style:table-cell-properties fo:background-color="#0070c0"/>
      <style:text-properties style:use-window-font-color="true"/>
    </style:style>
    <style:style style:name="ConditionalStyle_5f_73" style:display-name="ConditionalStyle_73" style:family="table-cell" style:parent-style-name="Default">
      <style:table-cell-properties fo:background-color="#ffda66"/>
      <style:text-properties style:use-window-font-color="true"/>
    </style:style>
    <style:style style:name="ConditionalStyle_5f_72" style:display-name="ConditionalStyle_72" style:family="table-cell" style:parent-style-name="Default">
      <style:table-cell-properties fo:background-color="#000000"/>
      <style:text-properties fo:color="#ffffff"/>
    </style:style>
    <style:style style:name="ConditionalStyle_5f_71" style:display-name="ConditionalStyle_71" style:family="table-cell" style:parent-style-name="Default">
      <style:table-cell-properties fo:background-color="#ff0000"/>
      <style:text-properties style:use-window-font-color="true"/>
    </style:style>
    <style:style style:name="ConditionalStyle_5f_70" style:display-name="ConditionalStyle_70" style:family="table-cell" style:parent-style-name="Default">
      <style:table-cell-properties fo:background-color="#000000"/>
      <style:text-properties fo:color="#ffffff"/>
    </style:style>
    <style:style style:name="ConditionalStyle_5f_69" style:display-name="ConditionalStyle_69" style:family="table-cell" style:parent-style-name="Default">
      <style:table-cell-properties fo:background-color="#92d050"/>
      <style:text-properties style:use-window-font-color="true"/>
    </style:style>
    <style:style style:name="ConditionalStyle_5f_68" style:display-name="ConditionalStyle_68" style:family="table-cell" style:parent-style-name="Default">
      <style:table-cell-properties fo:background-color="#01b0f0"/>
      <style:text-properties style:use-window-font-color="true"/>
    </style:style>
    <style:style style:name="ConditionalStyle_5f_67" style:display-name="ConditionalStyle_67" style:family="table-cell" style:parent-style-name="Default">
      <style:table-cell-properties fo:background-color="#0070c0"/>
      <style:text-properties style:use-window-font-color="true"/>
    </style:style>
    <style:style style:name="ConditionalStyle_5f_66" style:display-name="ConditionalStyle_66" style:family="table-cell" style:parent-style-name="Default">
      <style:table-cell-properties fo:background-color="#ffda66"/>
      <style:text-properties style:use-window-font-color="true"/>
    </style:style>
    <style:style style:name="ConditionalStyle_5f_30" style:display-name="ConditionalStyle_30" style:family="table-cell" style:parent-style-name="Default">
      <style:table-cell-properties fo:background-color="#000000"/>
      <style:text-properties fo:color="#ffffff"/>
    </style:style>
    <style:style style:name="ConditionalStyle_5f_29" style:display-name="ConditionalStyle_29" style:family="table-cell" style:parent-style-name="Default">
      <style:table-cell-properties fo:background-color="#ff0000"/>
      <style:text-properties style:use-window-font-color="true"/>
    </style:style>
    <style:style style:name="ConditionalStyle_5f_28" style:display-name="ConditionalStyle_28" style:family="table-cell" style:parent-style-name="Default">
      <style:table-cell-properties fo:background-color="#000000"/>
      <style:text-properties fo:color="#ffffff"/>
    </style:style>
    <style:style style:name="ConditionalStyle_5f_27" style:display-name="ConditionalStyle_27" style:family="table-cell" style:parent-style-name="Default">
      <style:table-cell-properties fo:background-color="#92d050"/>
      <style:text-properties style:use-window-font-color="true"/>
    </style:style>
    <style:style style:name="ConditionalStyle_5f_26" style:display-name="ConditionalStyle_26" style:family="table-cell" style:parent-style-name="Default">
      <style:table-cell-properties fo:background-color="#01b0f0"/>
      <style:text-properties style:use-window-font-color="true"/>
    </style:style>
    <style:style style:name="ConditionalStyle_5f_25" style:display-name="ConditionalStyle_25" style:family="table-cell" style:parent-style-name="Default">
      <style:table-cell-properties fo:background-color="#0070c0"/>
      <style:text-properties style:use-window-font-color="true"/>
    </style:style>
    <style:style style:name="ConditionalStyle_5f_24" style:display-name="ConditionalStyle_24" style:family="table-cell" style:parent-style-name="Default">
      <style:table-cell-properties fo:background-color="#000000"/>
      <style:text-properties fo:color="#ffffff"/>
    </style:style>
    <style:style style:name="ConditionalStyle_5f_23" style:display-name="ConditionalStyle_23" style:family="table-cell" style:parent-style-name="Default">
      <style:table-cell-properties fo:background-color="#ff0000"/>
      <style:text-properties style:use-window-font-color="true"/>
    </style:style>
    <style:style style:name="ConditionalStyle_5f_22" style:display-name="ConditionalStyle_22" style:family="table-cell" style:parent-style-name="Default">
      <style:table-cell-properties fo:background-color="#000000"/>
      <style:text-properties fo:color="#ffffff"/>
    </style:style>
    <style:style style:name="ConditionalStyle_5f_21" style:display-name="ConditionalStyle_21" style:family="table-cell" style:parent-style-name="Default">
      <style:table-cell-properties fo:background-color="#92d050"/>
      <style:text-properties style:use-window-font-color="true"/>
    </style:style>
    <style:style style:name="ConditionalStyle_5f_20" style:display-name="ConditionalStyle_20" style:family="table-cell" style:parent-style-name="Default">
      <style:table-cell-properties fo:background-color="#01b0f0"/>
      <style:text-properties style:use-window-font-color="true"/>
    </style:style>
    <style:style style:name="ConditionalStyle_5f_19" style:display-name="ConditionalStyle_19" style:family="table-cell" style:parent-style-name="Default">
      <style:table-cell-properties fo:background-color="#0070c0"/>
      <style:text-properties style:use-window-font-color="true"/>
    </style:style>
    <style:style style:name="ConditionalStyle_5f_18" style:display-name="ConditionalStyle_18" style:family="table-cell" style:parent-style-name="Default">
      <style:table-cell-properties fo:background-color="#000000"/>
      <style:text-properties fo:color="#ffffff"/>
    </style:style>
    <style:style style:name="ConditionalStyle_5f_17" style:display-name="ConditionalStyle_17" style:family="table-cell" style:parent-style-name="Default">
      <style:table-cell-properties fo:background-color="#ff0000"/>
      <style:text-properties style:use-window-font-color="true"/>
    </style:style>
    <style:style style:name="ConditionalStyle_5f_16" style:display-name="ConditionalStyle_16" style:family="table-cell" style:parent-style-name="Default">
      <style:table-cell-properties fo:background-color="#000000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92d050"/>
      <style:text-properties style:use-window-font-color="true"/>
    </style:style>
    <style:style style:name="ConditionalStyle_5f_14" style:display-name="ConditionalStyle_14" style:family="table-cell" style:parent-style-name="Default">
      <style:table-cell-properties fo:background-color="#01b0f0"/>
      <style:text-properties style:use-window-font-color="true"/>
    </style:style>
    <style:style style:name="ConditionalStyle_5f_13" style:display-name="ConditionalStyle_13" style:family="table-cell" style:parent-style-name="Default">
      <style:table-cell-properties fo:background-color="#0070c0"/>
      <style:text-properties style:use-window-font-color="true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0000"/>
      <style:text-properties style:use-window-font-color="true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92d050"/>
      <style:text-properties style:use-window-font-color="true"/>
    </style:style>
    <style:style style:name="ConditionalStyle_5f_8" style:display-name="ConditionalStyle_8" style:family="table-cell" style:parent-style-name="Default">
      <style:table-cell-properties fo:background-color="#01b0f0"/>
      <style:text-properties style:use-window-font-color="true"/>
    </style:style>
    <style:style style:name="ConditionalStyle_5f_7" style:display-name="ConditionalStyle_7" style:family="table-cell" style:parent-style-name="Default">
      <style:table-cell-properties fo:background-color="#0070c0"/>
      <style:text-properties style:use-window-font-color="true"/>
    </style:style>
    <style:style style:name="ConditionalStyle_5f_6" style:display-name="ConditionalStyle_6" style:family="table-cell" style:parent-style-name="Default">
      <style:table-cell-properties fo:background-color="#000000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ff0000"/>
      <style:text-properties style:use-window-font-color="true"/>
    </style:style>
    <style:style style:name="ConditionalStyle_5f_4" style:display-name="ConditionalStyle_4" style:family="table-cell" style:parent-style-name="Default">
      <style:table-cell-properties fo:background-color="#00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92d050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01b0f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0070c0"/>
      <style:text-properties style:use-window-font-color="true"/>
    </style:style>
    <style:style style:name="ConditionalStyle_5f_65" style:display-name="ConditionalStyle_65" style:family="table-cell" style:parent-style-name="Default">
      <style:table-cell-properties fo:background-color="#000000"/>
      <style:text-properties fo:color="#ffffff"/>
    </style:style>
    <style:style style:name="ConditionalStyle_5f_64" style:display-name="ConditionalStyle_64" style:family="table-cell" style:parent-style-name="Default">
      <style:table-cell-properties fo:background-color="#ff0000"/>
      <style:text-properties style:use-window-font-color="true"/>
    </style:style>
    <style:style style:name="ConditionalStyle_5f_63" style:display-name="ConditionalStyle_63" style:family="table-cell" style:parent-style-name="Default">
      <style:table-cell-properties fo:background-color="#000000"/>
      <style:text-properties fo:color="#ffffff"/>
    </style:style>
    <style:style style:name="ConditionalStyle_5f_62" style:display-name="ConditionalStyle_62" style:family="table-cell" style:parent-style-name="Default">
      <style:table-cell-properties fo:background-color="#92d050"/>
      <style:text-properties style:use-window-font-color="true"/>
    </style:style>
    <style:style style:name="ConditionalStyle_5f_61" style:display-name="ConditionalStyle_61" style:family="table-cell" style:parent-style-name="Default">
      <style:table-cell-properties fo:background-color="#01b0f0"/>
      <style:text-properties style:use-window-font-color="true"/>
    </style:style>
    <style:style style:name="ConditionalStyle_5f_60" style:display-name="ConditionalStyle_60" style:family="table-cell" style:parent-style-name="Default">
      <style:table-cell-properties fo:background-color="#0070c0"/>
      <style:text-properties style:use-window-font-color="true"/>
    </style:style>
    <style:style style:name="ConditionalStyle_5f_59" style:display-name="ConditionalStyle_59" style:family="table-cell" style:parent-style-name="Default">
      <style:table-cell-properties fo:background-color="#ffda66"/>
      <style:text-properties style:use-window-font-color="true"/>
    </style:style>
    <style:style style:name="ConditionalStyle_5f_58" style:display-name="ConditionalStyle_58" style:family="table-cell" style:parent-style-name="Default">
      <style:table-cell-properties fo:background-color="#000000"/>
      <style:text-properties fo:color="#ffffff"/>
    </style:style>
    <style:style style:name="ConditionalStyle_5f_57" style:display-name="ConditionalStyle_57" style:family="table-cell" style:parent-style-name="Default">
      <style:table-cell-properties fo:background-color="#ff0000"/>
      <style:text-properties style:use-window-font-color="true"/>
    </style:style>
    <style:style style:name="ConditionalStyle_5f_56" style:display-name="ConditionalStyle_56" style:family="table-cell" style:parent-style-name="Default">
      <style:table-cell-properties fo:background-color="#000000"/>
      <style:text-properties fo:color="#ffffff"/>
    </style:style>
    <style:style style:name="ConditionalStyle_5f_55" style:display-name="ConditionalStyle_55" style:family="table-cell" style:parent-style-name="Default">
      <style:table-cell-properties fo:background-color="#92d050"/>
      <style:text-properties style:use-window-font-color="true"/>
    </style:style>
    <style:style style:name="ConditionalStyle_5f_54" style:display-name="ConditionalStyle_54" style:family="table-cell" style:parent-style-name="Default">
      <style:table-cell-properties fo:background-color="#01b0f0"/>
      <style:text-properties style:use-window-font-color="true"/>
    </style:style>
    <style:style style:name="ConditionalStyle_5f_53" style:display-name="ConditionalStyle_53" style:family="table-cell" style:parent-style-name="Default">
      <style:table-cell-properties fo:background-color="#0070c0"/>
      <style:text-properties style:use-window-font-color="true"/>
    </style:style>
    <style:style style:name="ConditionalStyle_5f_52" style:display-name="ConditionalStyle_52" style:family="table-cell" style:parent-style-name="Default">
      <style:table-cell-properties fo:background-color="#ffda66"/>
      <style:text-properties style:use-window-font-color="true"/>
    </style:style>
    <style:style style:name="ConditionalStyle_5f_51" style:display-name="ConditionalStyle_51" style:family="table-cell" style:parent-style-name="Default">
      <style:table-cell-properties fo:background-color="#000000"/>
      <style:text-properties fo:color="#ffffff"/>
    </style:style>
    <style:style style:name="ConditionalStyle_5f_50" style:display-name="ConditionalStyle_50" style:family="table-cell" style:parent-style-name="Default">
      <style:table-cell-properties fo:background-color="#ff0000"/>
      <style:text-properties style:use-window-font-color="true"/>
    </style:style>
    <style:style style:name="ConditionalStyle_5f_49" style:display-name="ConditionalStyle_49" style:family="table-cell" style:parent-style-name="Default">
      <style:table-cell-properties fo:background-color="#000000"/>
      <style:text-properties fo:color="#ffffff"/>
    </style:style>
    <style:style style:name="ConditionalStyle_5f_48" style:display-name="ConditionalStyle_48" style:family="table-cell" style:parent-style-name="Default">
      <style:table-cell-properties fo:background-color="#92d050"/>
      <style:text-properties style:use-window-font-color="true"/>
    </style:style>
    <style:style style:name="ConditionalStyle_5f_47" style:display-name="ConditionalStyle_47" style:family="table-cell" style:parent-style-name="Default">
      <style:table-cell-properties fo:background-color="#01b0f0"/>
      <style:text-properties style:use-window-font-color="true"/>
    </style:style>
    <style:style style:name="ConditionalStyle_5f_46" style:display-name="ConditionalStyle_46" style:family="table-cell" style:parent-style-name="Default">
      <style:table-cell-properties fo:background-color="#0070c0"/>
      <style:text-properties style:use-window-font-color="true"/>
    </style:style>
    <style:style style:name="ConditionalStyle_5f_45" style:display-name="ConditionalStyle_45" style:family="table-cell" style:parent-style-name="Default">
      <style:table-cell-properties fo:background-color="#ffda66"/>
      <style:text-properties style:use-window-font-color="true"/>
    </style:style>
    <style:style style:name="ConditionalStyle_5f_44" style:display-name="ConditionalStyle_44" style:family="table-cell" style:parent-style-name="Default">
      <style:table-cell-properties fo:background-color="#000000"/>
      <style:text-properties fo:color="#ffffff"/>
    </style:style>
    <style:style style:name="ConditionalStyle_5f_43" style:display-name="ConditionalStyle_43" style:family="table-cell" style:parent-style-name="Default">
      <style:table-cell-properties fo:background-color="#ff0000"/>
      <style:text-properties style:use-window-font-color="true"/>
    </style:style>
    <style:style style:name="ConditionalStyle_5f_42" style:display-name="ConditionalStyle_42" style:family="table-cell" style:parent-style-name="Default">
      <style:table-cell-properties fo:background-color="#000000"/>
      <style:text-properties fo:color="#ffffff"/>
    </style:style>
    <style:style style:name="ConditionalStyle_5f_41" style:display-name="ConditionalStyle_41" style:family="table-cell" style:parent-style-name="Default">
      <style:table-cell-properties fo:background-color="#92d050"/>
      <style:text-properties style:use-window-font-color="true"/>
    </style:style>
    <style:style style:name="ConditionalStyle_5f_40" style:display-name="ConditionalStyle_40" style:family="table-cell" style:parent-style-name="Default">
      <style:table-cell-properties fo:background-color="#01b0f0"/>
      <style:text-properties style:use-window-font-color="true"/>
    </style:style>
    <style:style style:name="ConditionalStyle_5f_39" style:display-name="ConditionalStyle_39" style:family="table-cell" style:parent-style-name="Default">
      <style:table-cell-properties fo:background-color="#0070c0"/>
      <style:text-properties style:use-window-font-color="true"/>
    </style:style>
    <style:style style:name="ConditionalStyle_5f_38" style:display-name="ConditionalStyle_38" style:family="table-cell" style:parent-style-name="Default">
      <style:table-cell-properties fo:background-color="#ffda66"/>
      <style:text-properties style:use-window-font-color="true"/>
    </style:style>
    <style:style style:name="ConditionalStyle_5f_37" style:display-name="ConditionalStyle_37" style:family="table-cell" style:parent-style-name="Default">
      <style:table-cell-properties fo:background-color="#000000"/>
      <style:text-properties fo:color="#ffffff"/>
    </style:style>
    <style:style style:name="ConditionalStyle_5f_36" style:display-name="ConditionalStyle_36" style:family="table-cell" style:parent-style-name="Default">
      <style:table-cell-properties fo:background-color="#ff0000"/>
      <style:text-properties style:use-window-font-color="true"/>
    </style:style>
    <style:style style:name="ConditionalStyle_5f_35" style:display-name="ConditionalStyle_35" style:family="table-cell" style:parent-style-name="Default">
      <style:table-cell-properties fo:background-color="#000000"/>
      <style:text-properties fo:color="#ffffff"/>
    </style:style>
    <style:style style:name="ConditionalStyle_5f_34" style:display-name="ConditionalStyle_34" style:family="table-cell" style:parent-style-name="Default">
      <style:table-cell-properties fo:background-color="#92d050"/>
      <style:text-properties style:use-window-font-color="true"/>
    </style:style>
    <style:style style:name="ConditionalStyle_5f_33" style:display-name="ConditionalStyle_33" style:family="table-cell" style:parent-style-name="Default">
      <style:table-cell-properties fo:background-color="#01b0f0"/>
      <style:text-properties style:use-window-font-color="true"/>
    </style:style>
    <style:style style:name="ConditionalStyle_5f_32" style:display-name="ConditionalStyle_32" style:family="table-cell" style:parent-style-name="Default">
      <style:table-cell-properties fo:background-color="#0070c0"/>
      <style:text-properties style:use-window-font-color="true"/>
    </style:style>
    <style:style style:name="ConditionalStyle_5f_31" style:display-name="ConditionalStyle_31" style:family="table-cell" style:parent-style-name="Default">
      <style:table-cell-properties fo:background-color="#ffda66"/>
      <style:text-properties style:use-window-font-color="true"/>
    </style:style>
    <style:style style:name="ROJO" style:family="table-cell" style:parent-style-name="Default">
      <style:table-cell-properties fo:background-color="#ff0000"/>
    </style:style>
    <style:style style:name="NEGRO" style:family="table-cell" style:parent-style-name="Default">
      <style:table-cell-properties fo:background-color="#000000"/>
      <style:text-properties fo:color="#ffffff"/>
    </style:style>
    <style:style style:name="VERDE" style:family="table-cell" style:parent-style-name="Default">
      <style:table-cell-properties fo:background-color="#00a933"/>
    </style:style>
    <style:style style:name="AZUL_5f_CLARO" style:display-name="AZUL_CLARO" style:family="table-cell" style:parent-style-name="Default">
      <style:table-cell-properties fo:background-color="#2a96f8"/>
    </style:style>
    <style:style style:name="AZUL_5f_OSCURO" style:display-name="AZUL_OSCURO" style:family="table-cell" style:parent-style-name="Default">
      <style:table-cell-properties fo:background-color="#3465a4"/>
    </style:style>
    <style:style style:name="BEIGE" style:family="table-cell" style:parent-style-name="Default">
      <style:table-cell-properties fo:background-color="#ffde59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2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áctica_20_1" style:display-name="PageStyle_Práct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áctica_20_3" style:display-name="PageStyle_Práctica 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áctica_20_2" style:display-name="PageStyle_Práctica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yer</meta:initial-creator>
    <meta:creation-date>2018-11-08T07:28:45</meta:creation-date>
    <dc:date>2023-01-11T10:08:29.681000000</dc:date>
    <meta:generator>LibreOffice/7.4.2.3$Windows_X86_64 LibreOffice_project/382eef1f22670f7f4118c8c2dd222ec7ad009daf</meta:generator>
    <meta:editing-duration>PT1H36M23S</meta:editing-duration>
    <meta:editing-cycles>16</meta:editing-cycles>
    <meta:document-statistic meta:table-count="3" meta:cell-count="15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